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em" svg:font-family="Tiem"/>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wiss" style:font-pitch="variable"/>
    <style:font-face style:name="Verdana3" svg:font-family="Verdana" style:font-family-generic="system" style:font-pitch="variable"/>
    <style:font-face style:name="Verdana4" svg:font-family="Verdana" style:font-adornments="Regular" style:font-family-generic="swiss" style:font-pitch="variable"/>
  </office:font-face-decls>
  <office:automatic-styles>
    <style:style style:name="Table1" style:family="table">
      <style:table-properties style:width="6.3in" fo:margin-left="0.0049in" fo:margin-top="0in" fo:margin-bottom="0in" table:align="left" style:writing-mode="page"/>
    </style:style>
    <style:style style:name="Table1.A" style:family="table-column">
      <style:table-column-properties style:column-width="6.3in"/>
    </style:style>
    <style:style style:name="Table1.1" style:family="table-row">
      <style:table-row-properties fo:keep-together="auto"/>
    </style:style>
    <style:style style:name="Table1.A1" style:family="table-cell">
      <style:table-cell-properties fo:background-color="#666666" fo:padding-left="0.075in" fo:padding-right="0.075in" fo:padding-top="0in" fo:padding-bottom="0in" fo:border="0.75pt solid #000000">
        <style:background-image/>
      </style:table-cell-properties>
    </style:style>
    <style:style style:name="Table2" style:family="table">
      <style:table-properties style:width="6.3in" fo:margin-left="0.0049in" fo:margin-top="0in" fo:margin-bottom="0in" table:align="left" style:writing-mode="page"/>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fo:background-color="#666666" fo:padding-left="0.075in" fo:padding-right="0.075in" fo:padding-top="0in" fo:padding-bottom="0in" fo:border="0.75pt solid #000000">
        <style:background-image/>
      </style:table-cell-properties>
    </style:style>
    <style:style style:name="Table3" style:family="table">
      <style:table-properties style:width="6.45in" fo:margin-left="0.0035in" fo:margin-top="0in" fo:margin-bottom="0in" table:align="left" style:writing-mode="page"/>
    </style:style>
    <style:style style:name="Table3.A" style:family="table-column">
      <style:table-column-properties style:column-width="6.45in"/>
    </style:style>
    <style:style style:name="Table3.1" style:family="table-row">
      <style:table-row-properties fo:keep-together="auto"/>
    </style:style>
    <style:style style:name="Table3.A1" style:family="table-cell">
      <style:table-cell-properties fo:background-color="#dbe5f1" fo:padding-left="0.075in" fo:padding-right="0.075in" fo:padding-top="0in" fo:padding-bottom="0in" fo:border="0.5pt solid #000000">
        <style:background-image/>
      </style:table-cell-properties>
    </style:style>
    <style:style style:name="Table4" style:family="table">
      <style:table-properties style:width="6.45in" fo:margin-left="0.0035in" fo:margin-top="0in" fo:margin-bottom="0in" table:align="left" style:writing-mode="page"/>
    </style:style>
    <style:style style:name="Table4.A" style:family="table-column">
      <style:table-column-properties style:column-width="6.45in"/>
    </style:style>
    <style:style style:name="Table4.1" style:family="table-row">
      <style:table-row-properties fo:keep-together="auto"/>
    </style:style>
    <style:style style:name="Table4.A1" style:family="table-cell">
      <style:table-cell-properties fo:background-color="#dbe5f1" fo:padding-left="0.075in" fo:padding-right="0.075in" fo:padding-top="0in" fo:padding-bottom="0in" fo:border="0.5pt solid #000000">
        <style:background-image/>
      </style:table-cell-properties>
    </style:style>
    <style:style style:name="Table5" style:family="table">
      <style:table-properties style:width="6.45in" fo:margin-left="0.0035in" fo:margin-top="0in" fo:margin-bottom="0in" table:align="left" style:writing-mode="page"/>
    </style:style>
    <style:style style:name="Table5.A" style:family="table-column">
      <style:table-column-properties style:column-width="6.45in"/>
    </style:style>
    <style:style style:name="Table5.1" style:family="table-row">
      <style:table-row-properties fo:keep-together="auto"/>
    </style:style>
    <style:style style:name="Table5.A1" style:family="table-cell">
      <style:table-cell-properties fo:background-color="#dbe5f1" fo:padding-left="0.075in" fo:padding-right="0.075in" fo:padding-top="0in" fo:padding-bottom="0in" fo:border="0.5pt solid #000000">
        <style:background-image/>
      </style:table-cell-properties>
    </style:style>
    <style:style style:name="Table6" style:family="table">
      <style:table-properties style:width="6.45in" fo:margin-left="0.0035in" fo:margin-top="0in" fo:margin-bottom="0in" table:align="left" style:writing-mode="page"/>
    </style:style>
    <style:style style:name="Table6.A" style:family="table-column">
      <style:table-column-properties style:column-width="6.45in"/>
    </style:style>
    <style:style style:name="Table6.1" style:family="table-row">
      <style:table-row-properties fo:keep-together="auto"/>
    </style:style>
    <style:style style:name="Table6.A1" style:family="table-cell">
      <style:table-cell-properties fo:background-color="#dbe5f1" fo:padding-left="0.075in" fo:padding-right="0.075in" fo:padding-top="0in" fo:padding-bottom="0in" fo:border="0.5pt solid #000000">
        <style:background-image/>
      </style:table-cell-properties>
    </style:style>
    <style:style style:name="Table13" style:family="table">
      <style:table-properties style:width="6.3in" table:align="margins" style:may-break-between-rows="true" style:writing-mode="lr-tb" table:border-model="collapsing"/>
    </style:style>
    <style:style style:name="Table13.A" style:family="table-column">
      <style:table-column-properties style:column-width="1.2597in" style:rel-column-width="13106*"/>
    </style:style>
    <style:style style:name="Table13.B" style:family="table-column">
      <style:table-column-properties style:column-width="1.2597in" style:rel-column-width="13107*"/>
    </style:style>
    <style:style style:name="Table13.E" style:family="table-column">
      <style:table-column-properties style:column-width="1.2604in" style:rel-column-width="13110*"/>
    </style:style>
    <style:style style:name="Table13.A1" style:family="table-cell">
      <style:table-cell-properties fo:background-color="#00599d" fo:padding="0in" fo:border-left="none" fo:border-right="none" fo:border-top="none" fo:border-bottom="0.75pt solid #00599d" style:writing-mode="page">
        <style:background-image/>
      </style:table-cell-properties>
    </style:style>
    <style:style style:name="Table13.A2" style:family="table-cell">
      <style:table-cell-properties fo:background-color="transparent" fo:padding="0in" fo:border-left="0.75pt solid #00599d" fo:border-right="none" fo:border-top="none" fo:border-bottom="none" style:writing-mode="page">
        <style:background-image/>
      </style:table-cell-properties>
    </style:style>
    <style:style style:name="Table13.B2" style:family="table-cell">
      <style:table-cell-properties fo:background-color="transparent" fo:padding="0in" fo:border="none" style:writing-mode="page">
        <style:background-image/>
      </style:table-cell-properties>
    </style:style>
    <style:style style:name="Table13.C2" style:family="table-cell" style:data-style-name="N0">
      <style:table-cell-properties fo:background-color="transparent" fo:padding="0in" fo:border="none" style:writing-mode="page">
        <style:background-image/>
      </style:table-cell-properties>
    </style:style>
    <style:style style:name="Table13.E2"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3.A3" style:family="table-cell">
      <style:table-cell-properties fo:background-color="#dddddd" fo:padding="0in" fo:border-left="0.75pt solid #00599d" fo:border-right="none" fo:border-top="none" fo:border-bottom="none" style:writing-mode="page">
        <style:background-image/>
      </style:table-cell-properties>
    </style:style>
    <style:style style:name="Table13.B3" style:family="table-cell">
      <style:table-cell-properties fo:background-color="#dddddd" fo:padding="0in" fo:border="none" style:writing-mode="page">
        <style:background-image/>
      </style:table-cell-properties>
    </style:style>
    <style:style style:name="Table13.C3" style:family="table-cell" style:data-style-name="N0">
      <style:table-cell-properties fo:background-color="#dddddd" fo:padding="0in" fo:border="none" style:writing-mode="page">
        <style:background-image/>
      </style:table-cell-properties>
    </style:style>
    <style:style style:name="Table13.E3"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3.4" style:family="table-row">
      <style:table-row-properties fo:keep-together="auto"/>
    </style:style>
    <style:style style:name="Table13.A5" style:family="table-cell">
      <style:table-cell-properties fo:background-color="#dddddd" fo:padding="0in" fo:border-left="0.75pt solid #00599d" fo:border-right="none" fo:border-top="none" fo:border-bottom="none" style:writing-mode="page">
        <style:background-image/>
      </style:table-cell-properties>
    </style:style>
    <style:style style:name="Table13.D5" style:family="table-cell">
      <style:table-cell-properties fo:background-color="#dddddd" fo:padding="0in" fo:border="none" style:writing-mode="page">
        <style:background-image/>
      </style:table-cell-properties>
    </style:style>
    <style:style style:name="Table13.E6" style:family="table-cell">
      <style:table-cell-properties fo:background-color="transparent" fo:padding="0in" fo:border-left="none" fo:border-right="0.75pt solid #00599d" fo:border-top="none" fo:border-bottom="none" style:writing-mode="page">
        <style:background-image/>
      </style:table-cell-properties>
    </style:style>
    <style:style style:name="Table13.A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3.B7"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13.E7"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7" style:family="table">
      <style:table-properties style:width="6.45in" fo:margin-left="0in" fo:margin-top="0in" fo:margin-bottom="0in" table:align="left" style:writing-mode="page"/>
    </style:style>
    <style:style style:name="Table7.A" style:family="table-column">
      <style:table-column-properties style:column-width="6.45in"/>
    </style:style>
    <style:style style:name="Table7.1" style:family="table-row">
      <style:table-row-properties fo:keep-together="auto"/>
    </style:style>
    <style:style style:name="Table7.A1" style:family="table-cell">
      <style:table-cell-properties fo:background-color="#dbe5f1" fo:padding-left="0.075in" fo:padding-right="0.075in" fo:padding-top="0in" fo:padding-bottom="0in" fo:border-left="none" fo:border-right="none" fo:border-top="none" fo:border-bottom="0.5pt solid #000000">
        <style:background-image/>
      </style:table-cell-properties>
    </style:style>
    <style:style style:name="Table7.2" style:family="table-row">
      <style:table-row-properties style:min-row-height="0.7611in" fo:keep-together="auto"/>
    </style:style>
    <style:style style:name="Table7.A2" style:family="table-cell">
      <style:table-cell-properties style:vertical-align="bottom" fo:background-color="#dbe5f1" fo:padding-left="0.075in" fo:padding-right="0.075in" fo:padding-top="0in" fo:padding-bottom="0in" fo:border="none">
        <style:background-image/>
      </style:table-cell-properties>
    </style:style>
    <style:style style:name="Table8" style:family="table">
      <style:table-properties style:width="6.45in" fo:margin-left="0.0035in" fo:margin-top="0in" fo:margin-bottom="0in" table:align="left" style:writing-mode="page"/>
    </style:style>
    <style:style style:name="Table8.A" style:family="table-column">
      <style:table-column-properties style:column-width="0.5674in"/>
    </style:style>
    <style:style style:name="Table8.B" style:family="table-column">
      <style:table-column-properties style:column-width="1.0819in"/>
    </style:style>
    <style:style style:name="Table8.C" style:family="table-column">
      <style:table-column-properties style:column-width="0.6896in"/>
    </style:style>
    <style:style style:name="Table8.D" style:family="table-column">
      <style:table-column-properties style:column-width="4.1111in"/>
    </style:style>
    <style:style style:name="Table8.1" style:family="table-row">
      <style:table-row-properties fo:keep-together="auto"/>
    </style:style>
    <style:style style:name="Table8.A1" style:family="table-cell">
      <style:table-cell-properties fo:background-color="#fdeada" fo:padding-left="0.075in" fo:padding-right="0.075in" fo:padding-top="0in" fo:padding-bottom="0in" fo:border="0.5pt solid #000000">
        <style:background-image/>
      </style:table-cell-properties>
    </style:style>
    <style:style style:name="Table8.B1" style:family="table-cell">
      <style:table-cell-properties fo:background-color="#ebf1dd" fo:padding-left="0.075in" fo:padding-right="0.075in" fo:padding-top="0in" fo:padding-bottom="0in" fo:border="0.5pt solid #000000">
        <style:background-image/>
      </style:table-cell-properties>
    </style:style>
    <style:style style:name="Table8.D1" style:family="table-cell">
      <style:table-cell-properties fo:background-color="#dbe5f1" fo:padding-left="0.075in" fo:padding-right="0.075in" fo:padding-top="0in" fo:padding-bottom="0in" fo:border="0.5pt solid #000000">
        <style:background-image/>
      </style:table-cell-properties>
    </style:style>
    <style:style style:name="Table8.4" style:family="table-row">
      <style:table-row-properties style:min-row-height="0.1896in" fo:keep-together="auto"/>
    </style:style>
    <style:style style:name="Table8.A4" style:family="table-cell">
      <style:table-cell-properties fo:background-color="#fdeada" fo:padding-left="0.075in" fo:padding-right="0.075in" fo:padding-top="0in" fo:padding-bottom="0in" fo:border-left="0.5pt solid #000000" fo:border-right="0.5pt solid #000000" fo:border-top="none" fo:border-bottom="0.5pt solid #000000">
        <style:background-image/>
      </style:table-cell-properties>
    </style:style>
    <style:style style:name="Table8.C4" style:family="table-cell">
      <style:table-cell-properties fo:background-color="#ebf1dd" fo:padding-left="0.075in" fo:padding-right="0.075in" fo:padding-top="0in" fo:padding-bottom="0in" fo:border-left="0.5pt solid #000000" fo:border-right="0.5pt solid #000000" fo:border-top="none" fo:border-bottom="0.5pt solid #000000">
        <style:background-image/>
      </style:table-cell-properties>
    </style:style>
    <style:style style:name="Table8.D4" style:family="table-cell">
      <style:table-cell-properties fo:background-color="#dbe5f1" fo:padding-left="0.075in" fo:padding-right="0.075in" fo:padding-top="0in" fo:padding-bottom="0in" fo:border-left="0.5pt solid #000000" fo:border-right="0.5pt solid #000000" fo:border-top="none" fo:border-bottom="0.5pt solid #000000">
        <style:background-image/>
      </style:table-cell-properties>
    </style:style>
    <style:style style:name="Table9" style:family="table">
      <style:table-properties style:width="6.45in" fo:margin-left="0.0035in" fo:margin-top="0in" fo:margin-bottom="0in" table:align="left" style:writing-mode="page"/>
    </style:style>
    <style:style style:name="Table9.A" style:family="table-column">
      <style:table-column-properties style:column-width="1.2896in"/>
    </style:style>
    <style:style style:name="Table9.B" style:family="table-column">
      <style:table-column-properties style:column-width="1.290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9.B1" style:family="table-cell">
      <style:table-cell-properties fo:background-color="#dbe5f1" fo:padding-left="0.075in" fo:padding-right="0.075in" fo:padding-top="0in" fo:padding-bottom="0in" fo:border="0.5pt solid #000000">
        <style:background-image/>
      </style:table-cell-properties>
    </style:style>
    <style:style style:name="Table9.C1" style:family="table-cell">
      <style:table-cell-properties fo:padding-left="0.075in" fo:padding-right="0.075in" fo:padding-top="0in" fo:padding-bottom="0in" fo:border-left="0.5pt solid #000000" fo:border-right="none" fo:border-top="0.5pt solid #000000" fo:border-bottom="0.5pt solid #000000"/>
    </style:style>
    <style:style style:name="Table9.D1" style:family="table-cell">
      <style:table-cell-properties fo:padding-left="0.075in" fo:padding-right="0.075in" fo:padding-top="0in" fo:padding-bottom="0in" fo:border-left="0.5pt solid #000000" fo:border-right="none" fo:border-top="0.5pt solid #000000" fo:border-bottom="0.5pt solid #000000"/>
    </style:style>
    <style:style style:name="Table9.C2" style:family="table-cell">
      <style:table-cell-properties fo:padding-left="0.075in" fo:padding-right="0.075in" fo:padding-top="0in" fo:padding-bottom="0in" fo:border-left="0.5pt solid #000000" fo:border-right="none" fo:border-top="0.5pt solid #000000" fo:border-bottom="0.5pt solid #000000"/>
    </style:style>
    <style:style style:name="Table9.D2" style:family="table-cell">
      <style:table-cell-properties fo:padding-left="0.075in" fo:padding-right="0.075in" fo:padding-top="0in" fo:padding-bottom="0in" fo:border-left="0.5pt solid #000000" fo:border-right="none" fo:border-top="0.5pt solid #000000" fo:border-bottom="0.5pt solid #000000"/>
    </style:style>
    <style:style style:name="Table10" style:family="table">
      <style:table-properties style:width="6.3in" fo:margin-left="0.0049in" fo:margin-top="0in" fo:margin-bottom="0in" table:align="left" style:writing-mode="page"/>
    </style:style>
    <style:style style:name="Table10.A" style:family="table-column">
      <style:table-column-properties style:column-width="6.3in"/>
    </style:style>
    <style:style style:name="Table10.1" style:family="table-row">
      <style:table-row-properties fo:keep-together="auto"/>
    </style:style>
    <style:style style:name="Table10.A1" style:family="table-cell">
      <style:table-cell-properties fo:background-color="#666666" fo:padding-left="0.075in" fo:padding-right="0.075in" fo:padding-top="0in" fo:padding-bottom="0in" fo:border="0.75pt solid #000000">
        <style:background-image/>
      </style:table-cell-properties>
    </style:style>
    <style:style style:name="Table11" style:family="table">
      <style:table-properties style:width="6.3in" fo:margin-left="0.0049in" fo:margin-top="0in" fo:margin-bottom="0in" table:align="left" style:writing-mode="page"/>
    </style:style>
    <style:style style:name="Table11.A" style:family="table-column">
      <style:table-column-properties style:column-width="6.3in"/>
    </style:style>
    <style:style style:name="Table11.1" style:family="table-row">
      <style:table-row-properties fo:keep-together="auto"/>
    </style:style>
    <style:style style:name="Table11.A1" style:family="table-cell">
      <style:table-cell-properties fo:background-color="#666666" fo:padding-left="0.075in" fo:padding-right="0.075in" fo:padding-top="0in" fo:padding-bottom="0in" fo:border="0.75pt solid #000000">
        <style:background-image/>
      </style:table-cell-properties>
    </style:style>
    <style:style style:name="Table12" style:family="table">
      <style:table-properties style:width="6.3in" fo:margin-left="0.0049in" fo:margin-top="0in" fo:margin-bottom="0in" table:align="left" style:writing-mode="page"/>
    </style:style>
    <style:style style:name="Table12.A" style:family="table-column">
      <style:table-column-properties style:column-width="6.3in"/>
    </style:style>
    <style:style style:name="Table12.1" style:family="table-row">
      <style:table-row-properties fo:keep-together="auto"/>
    </style:style>
    <style:style style:name="Table12.A1" style:family="table-cell">
      <style:table-cell-properties fo:background-color="#666666" fo:padding-left="0.075in" fo:padding-right="0.075in" fo:padding-top="0in" fo:padding-bottom="0in" fo:border="0.75pt solid #000000">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47547" officeooo:paragraph-rsid="00247547"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6da6d" officeooo:paragraph-rsid="0026da6d"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25fab9" officeooo:paragraph-rsid="0025fab9"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0247547" officeooo:paragraph-rsid="00247547"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Figure">
      <style:paragraph-properties fo:keep-with-next="always"/>
      <style:text-properties fo:language="en" fo:country="US"/>
    </style:style>
    <style:style style:name="P8" style:family="paragraph" style:parent-style-name="Heading_20_1">
      <style:paragraph-properties fo:orphans="0" fo:widows="0"/>
      <style:text-properties fo:language="en" fo:country="US"/>
    </style:style>
    <style:style style:name="P9" style:family="paragraph" style:parent-style-name="Heading_20_2">
      <style:paragraph-properties fo:orphans="2" fo:widows="2"/>
      <style:text-properties fo:language="en" fo:country="US"/>
    </style:style>
    <style:style style:name="P10" style:family="paragraph" style:parent-style-name="Heading_20_2">
      <style:text-properties fo:language="en" fo:country="US"/>
    </style:style>
    <style:style style:name="P11" style:family="paragraph" style:parent-style-name="Heading_20_2">
      <style:paragraph-properties fo:orphans="2" fo:widows="2"/>
      <style:text-properties fo:language="en" fo:country="US" fo:font-weight="bold" style:font-weight-asian="bold"/>
    </style:style>
    <style:style style:name="P12" style:family="paragraph" style:parent-style-name="Heading_20_3">
      <style:text-properties style:font-name="Verdana" fo:font-size="8.5pt" fo:language="en" fo:country="US" style:font-name-asian="Verdana3" style:font-size-asian="8.5pt" style:font-name-complex="Verdana3" style:font-size-complex="8.5pt"/>
    </style:style>
    <style:style style:name="P1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language="en" fo:country="US"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language="en" fo:country="US"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5" style:family="paragraph" style:parent-style-name="normal" style:master-pag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style:page-number="1"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Arial" fo:font-size="11pt" fo:language="en" fo:country="US"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1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bold" fo:background-color="transparent" style:font-name-asian="Verdana3" style:font-size-asian="10pt" style:font-style-asian="normal" style:font-weight-asian="bold" style:font-name-complex="Verdana3" style:font-size-complex="10pt"/>
    </style:style>
    <style:style style:name="P17" style:family="paragraph" style:parent-style-name="normal">
      <loext:graphic-properties draw:fill="none" draw:fill-color="#ffffff"/>
      <style:paragraph-properties fo:margin-left="0.25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bold" fo:background-color="transparent" style:font-name-asian="Verdana3" style:font-size-asian="10pt" style:font-style-asian="normal" style:font-weight-asian="bold" style:font-name-complex="Verdana3" style:font-size-complex="10pt"/>
    </style:style>
    <style:style style:name="P1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bold" officeooo:rsid="002d75eb" officeooo:paragraph-rsid="002d75eb" fo:background-color="transparent" style:font-name-asian="Verdana3" style:font-size-asian="10pt" style:font-style-asian="normal" style:font-weight-asian="bold" style:font-name-complex="Verdana3" style:font-size-complex="10pt" style:font-weight-complex="bold"/>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bold" officeooo:rsid="002d75eb" officeooo:paragraph-rsid="002d75eb" fo:background-color="transparent" style:font-name-asian="Verdana3" style:font-size-asian="10pt" style:font-style-asian="normal" style:font-weight-asian="bold" style:font-name-complex="Verdana3" style:font-size-complex="10pt"/>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fo:background-color="transparent" style:font-name-asian="Verdana3" style:font-size-asian="10pt" style:font-style-asian="normal" style:font-weight-asian="normal" style:font-name-complex="Verdana3" style:font-size-complex="10pt"/>
    </style:style>
    <style:style style:name="P2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fo:background-color="transparent" style:font-name-asian="Verdana3" style:font-size-asian="10pt" style:font-style-asian="normal" style:font-weight-asian="normal" style:font-name-complex="Verdana3" style:font-size-complex="10pt"/>
    </style:style>
    <style:style style:name="P22" style:family="paragraph" style:parent-style-name="normal" style:list-style-name="WWNum3">
      <loext:graphic-properties draw:fill="none" draw:fill-color="#ffffff"/>
      <style:paragraph-properties fo:margin-left="0.2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officeooo:rsid="002de7e4" officeooo:paragraph-rsid="002de7e4" fo:background-color="transparent" style:font-name-asian="Verdana3" style:font-size-asian="10pt" style:font-style-asian="normal" style:font-weight-asian="normal" style:font-name-complex="Verdana3" style:font-size-complex="10pt"/>
    </style:style>
    <style:style style:name="P23" style:family="paragraph" style:parent-style-name="normal" style:list-style-name="WWNum3">
      <loext:graphic-properties draw:fill="none" draw:fill-color="#ffffff"/>
      <style:paragraph-properties fo:margin-left="0.2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officeooo:rsid="002de7e4" officeooo:paragraph-rsid="0031ee23" fo:background-color="transparent" style:font-name-asian="Verdana3" style:font-size-asian="10pt" style:font-style-asian="normal" style:font-weight-asian="normal" style:font-name-complex="Verdana3" style:font-size-complex="10pt"/>
    </style:style>
    <style:style style:name="P24" style:family="paragraph" style:parent-style-name="normal" style:list-style-name="WWNum3">
      <loext:graphic-properties draw:fill="none" draw:fill-color="#ffffff"/>
      <style:paragraph-properties fo:margin-left="0.2in" fo:margin-right="0in" fo:margin-top="0in" fo:margin-bottom="0in" style:contextual-spacing="false" fo:line-height="100%" fo:text-align="start" style:justify-single-word="false" fo:orphans="0" fo:widows="0" fo:text-indent="-0.25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officeooo:rsid="002de7e4" officeooo:paragraph-rsid="0031ee23" fo:background-color="transparent" style:font-name-asian="Verdana3" style:font-size-asian="10pt" style:font-style-asian="normal" style:font-weight-asian="normal" style:font-name-complex="Verdana3" style:font-size-complex="10pt"/>
    </style:style>
    <style:style style:name="P25" style:family="paragraph" style:parent-style-name="normal" style:list-style-name="WWNum3">
      <loext:graphic-properties draw:fill="none" draw:fill-color="#ffffff"/>
      <style:paragraph-properties fo:margin-left="0.2in" fo:margin-right="0in" fo:margin-top="0in" fo:margin-bottom="0in" style:contextual-spacing="false" fo:line-height="100%" fo:text-align="start" style:justify-single-word="false" fo:orphans="0" fo:widows="0" fo:text-indent="-0.25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officeooo:rsid="002de7e4" officeooo:paragraph-rsid="002de7e4" fo:background-color="transparent" style:font-name-asian="Verdana3" style:font-size-asian="10pt" style:font-style-asian="normal" style:font-weight-asian="normal" style:font-name-complex="Verdana3" style:font-size-complex="10pt"/>
    </style:style>
    <style:style style:name="P26" style:family="paragraph" style:parent-style-name="normal" style:list-style-name="WWNum3">
      <loext:graphic-properties draw:fill="none" draw:fill-color="#ffffff"/>
      <style:paragraph-properties fo:margin-left="0.2in" fo:margin-right="0in" fo:margin-top="0in" fo:margin-bottom="0in" style:contextual-spacing="false" fo:line-height="100%" fo:text-align="start" style:justify-single-word="false" fo:orphans="0" fo:widows="0" fo:text-indent="-0.25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Verdana" fo:font-size="10pt" fo:language="en" fo:country="US" fo:font-style="normal" style:text-underline-style="none" fo:font-weight="normal" officeooo:rsid="0033eb1c" officeooo:paragraph-rsid="0033eb1c" fo:background-color="transparent" style:font-name-asian="Verdana3" style:font-size-asian="10pt" style:font-style-asian="normal" style:font-weight-asian="normal" style:font-name-complex="Verdana3" style:font-size-complex="10pt"/>
    </style:style>
    <style:style style:name="P27" style:family="paragraph" style:parent-style-name="normal" style:list-style-name="WWNum3">
      <loext:graphic-properties draw:fill="none" draw:fill-color="#ffffff"/>
      <style:paragraph-properties fo:margin-left="0.2252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2" fo:font-size="10pt" fo:language="en" fo:country="US" fo:font-style="normal" officeooo:rsid="002de7e4" officeooo:paragraph-rsid="002de7e4" fo:background-color="transparent" style:font-size-asian="10pt" style:font-style-asian="normal" style:font-size-complex="10pt"/>
    </style:style>
    <style:style style:name="P28" style:family="paragraph" style:parent-style-name="normal" style:list-style-name="WWNum3">
      <loext:graphic-properties draw:fill="none" draw:fill-color="#ffffff"/>
      <style:paragraph-properties fo:margin-left="-0.0252in" fo:margin-right="0in" fo:margin-top="0in" fo:margin-bottom="0in" style:contextual-spacing="false" fo:line-height="100%" fo:text-align="start" style:justify-single-word="false" fo:orphans="0" fo:widows="0" fo:text-indent="0in" style:auto-text-indent="false" fo:background-color="transparent" fo:padding="0in" fo:border="none" style:shadow="none" style:join-border="false"/>
      <style:text-properties fo:font-variant="normal" fo:text-transform="none" fo:color="#000000" loext:opacity="100%" style:text-line-through-style="none" style:text-line-through-type="none" style:text-position="0% 100%" style:font-name="Verdana2" fo:font-size="10pt" fo:language="en" fo:country="US" fo:font-style="normal" officeooo:rsid="002de7e4" officeooo:paragraph-rsid="002de7e4" fo:background-color="transparent" style:font-size-asian="10pt" style:font-style-asian="normal" style:font-size-complex="10pt"/>
    </style:style>
    <style:style style:name="P29" style:family="paragraph" style:parent-style-name="normal">
      <style:paragraph-properties fo:orphans="2" fo:widows="2"/>
      <style:text-properties officeooo:paragraph-rsid="0035f465"/>
    </style:style>
    <style:style style:name="P30" style:family="paragraph" style:parent-style-name="normal">
      <style:paragraph-properties fo:orphans="2" fo:widows="2"/>
      <style:text-properties officeooo:paragraph-rsid="0037df79"/>
    </style:style>
    <style:style style:name="P31" style:family="paragraph" style:parent-style-name="normal">
      <style:paragraph-properties fo:orphans="0" fo:widows="0"/>
      <style:text-properties style:font-name="Verdana" fo:font-size="5pt" fo:language="en" fo:country="US" style:font-name-asian="Verdana3" style:font-size-asian="5pt" style:font-name-complex="Verdana3" style:font-size-complex="5pt"/>
    </style:style>
    <style:style style:name="P32" style:family="paragraph" style:parent-style-name="normal">
      <style:paragraph-properties fo:orphans="2" fo:widows="2"/>
      <style:text-properties style:font-name="Verdana" fo:font-weight="bold" officeooo:rsid="00175af4" officeooo:paragraph-rsid="0035f465" style:font-name-asian="Verdana3" style:font-weight-asian="bold" style:font-name-complex="Verdana3"/>
    </style:style>
    <style:style style:name="P33" style:family="paragraph" style:parent-style-name="normal">
      <style:paragraph-properties fo:margin-left="0.3752in" fo:margin-right="0.4252in" fo:orphans="0" fo:widows="0" fo:text-indent="0in" style:auto-text-indent="false"/>
      <style:text-properties style:font-name="Verdana" fo:font-size="4pt" fo:language="en" fo:country="US" style:font-name-asian="Verdana3" style:font-size-asian="4pt" style:font-name-complex="Verdana3" style:font-size-complex="4pt"/>
    </style:style>
    <style:style style:name="P34" style:family="paragraph" style:parent-style-name="normal">
      <style:paragraph-properties fo:orphans="0" fo:widows="0"/>
      <style:text-properties style:font-name="Verdana" fo:font-size="8.5pt" fo:language="en" fo:country="US" style:font-name-asian="Verdana3" style:font-size-asian="8.5pt" style:font-name-complex="Verdana3" style:font-size-complex="8.5pt"/>
    </style:style>
    <style:style style:name="P35" style:family="paragraph" style:parent-style-name="normal">
      <style:paragraph-properties fo:text-align="justify" style:justify-single-word="false" fo:orphans="0" fo:widows="0"/>
      <style:text-properties style:font-name="Verdana" fo:font-size="8.5pt" fo:language="en" fo:country="US" style:font-name-asian="Verdana3" style:font-size-asian="8.5pt" style:font-name-complex="Verdana3" style:font-size-complex="8.5pt"/>
    </style:style>
    <style:style style:name="P36" style:family="paragraph" style:parent-style-name="normal">
      <style:paragraph-properties fo:orphans="0" fo:widows="0"/>
      <style:text-properties style:font-name="Verdana" fo:font-size="8.5pt" fo:language="en" fo:country="US" officeooo:rsid="00283f76" officeooo:paragraph-rsid="00283f76" style:font-name-asian="Verdana3" style:font-size-asian="8.5pt" style:font-name-complex="Verdana3" style:font-size-complex="8.5pt"/>
    </style:style>
    <style:style style:name="P37" style:family="paragraph" style:parent-style-name="normal">
      <style:paragraph-properties fo:text-align="justify" style:justify-single-word="false" fo:orphans="0" fo:widows="0"/>
      <style:text-properties style:font-name="Verdana" fo:font-size="8.5pt" fo:language="en" fo:country="US" officeooo:rsid="00283f76" officeooo:paragraph-rsid="00283f76" style:font-name-asian="Verdana3" style:font-size-asian="8.5pt" style:font-name-complex="Verdana3" style:font-size-complex="8.5pt"/>
    </style:style>
    <style:style style:name="P38" style:family="paragraph" style:parent-style-name="normal">
      <style:paragraph-properties fo:orphans="0" fo:widows="0"/>
      <style:text-properties style:font-name="Verdana" fo:font-size="8.5pt" fo:language="en" fo:country="US" officeooo:rsid="002a06a2" officeooo:paragraph-rsid="002a06a2" style:font-name-asian="Verdana3" style:font-size-asian="8.5pt" style:font-name-complex="Verdana3" style:font-size-complex="8.5pt"/>
    </style:style>
    <style:style style:name="P39" style:family="paragraph" style:parent-style-name="normal">
      <style:paragraph-properties fo:text-align="justify" style:justify-single-word="false" fo:orphans="0" fo:widows="0"/>
      <style:text-properties style:font-name="Verdana" fo:font-size="8.5pt" fo:language="en" fo:country="US" officeooo:rsid="002a06a2" officeooo:paragraph-rsid="002a06a2" style:font-name-asian="Verdana3" style:font-size-asian="8.5pt" style:font-name-complex="Verdana3" style:font-size-complex="8.5pt"/>
    </style:style>
    <style:style style:name="P40" style:family="paragraph" style:parent-style-name="normal">
      <style:paragraph-properties fo:orphans="2" fo:widows="2"/>
      <style:text-properties style:font-name="Verdana" fo:language="en" fo:country="US" style:font-name-asian="Verdana3" style:font-name-complex="Verdana3"/>
    </style:style>
    <style:style style:name="P41" style:family="paragraph" style:parent-style-name="normal">
      <style:paragraph-properties fo:text-align="justify" style:justify-single-word="false" fo:orphans="2" fo:widows="2"/>
      <style:text-properties style:font-name="Verdana" fo:language="en" fo:country="US" style:font-name-asian="Verdana3" style:font-name-complex="Verdana3"/>
    </style:style>
    <style:style style:name="P42" style:family="paragraph" style:parent-style-name="normal">
      <style:paragraph-properties fo:text-align="justify" style:justify-single-word="false"/>
      <style:text-properties style:font-name="Verdana" fo:language="en" fo:country="US" style:font-name-asian="Verdana3" style:font-name-complex="Verdana3"/>
    </style:style>
    <style:style style:name="P43" style:family="paragraph" style:parent-style-name="normal">
      <style:text-properties style:font-name="Verdana" fo:language="en" fo:country="US" style:font-name-asian="Verdana3" style:font-name-complex="Verdana3"/>
    </style:style>
    <style:style style:name="P44" style:family="paragraph" style:parent-style-name="normal">
      <style:paragraph-properties fo:text-align="justify" style:justify-single-word="false"/>
      <style:text-properties style:font-name="Verdana" fo:language="en" fo:country="US" officeooo:rsid="00175af4" officeooo:paragraph-rsid="00175af4" style:font-name-asian="Verdana3" style:font-name-complex="Verdana3"/>
    </style:style>
    <style:style style:name="P45" style:family="paragraph" style:parent-style-name="normal">
      <style:paragraph-properties fo:text-align="justify" style:justify-single-word="false"/>
      <style:text-properties style:font-name="Verdana" fo:language="en" fo:country="US" fo:font-weight="bold" style:font-name-asian="Verdana3" style:font-weight-asian="bold" style:font-name-complex="Verdana3"/>
    </style:style>
    <style:style style:name="P46" style:family="paragraph" style:parent-style-name="normal">
      <style:paragraph-properties fo:text-align="justify" style:justify-single-word="false" fo:orphans="2" fo:widows="2"/>
      <style:text-properties style:font-name="Verdana" fo:language="en" fo:country="US" fo:font-weight="bold" style:font-name-asian="Verdana3" style:font-weight-asian="bold" style:font-name-complex="Verdana3"/>
    </style:style>
    <style:style style:name="P47" style:family="paragraph" style:parent-style-name="normal">
      <style:paragraph-properties fo:orphans="2" fo:widows="2"/>
      <style:text-properties style:font-name="Verdana" fo:language="en" fo:country="US" fo:font-weight="bold" style:font-name-asian="Verdana3" style:font-weight-asian="bold" style:font-name-complex="Verdana3"/>
    </style:style>
    <style:style style:name="P48" style:family="paragraph" style:parent-style-name="normal">
      <style:paragraph-properties fo:margin-left="0.2957in" fo:margin-right="0in" fo:orphans="2" fo:widows="2" fo:text-indent="0in" style:auto-text-indent="false"/>
      <style:text-properties style:font-name="Verdana" fo:language="en" fo:country="US" fo:font-weight="bold" style:font-name-asian="Verdana3" style:font-weight-asian="bold" style:font-name-complex="Verdana3"/>
    </style:style>
    <style:style style:name="P4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style:font-name="Verdana" fo:language="en" fo:country="US" fo:font-weight="bold" style:font-name-asian="Verdana3" style:font-weight-asian="bold" style:font-name-complex="Verdana3"/>
    </style:style>
    <style:style style:name="P50" style:family="paragraph" style:parent-style-name="normal">
      <style:text-properties style:font-name="Verdana" fo:language="en" fo:country="US" fo:font-weight="normal" style:font-name-asian="Verdana3" style:font-weight-asian="normal" style:font-name-complex="Verdana3" style:font-weight-complex="normal"/>
    </style:style>
    <style:style style:name="P51" style:family="paragraph" style:parent-style-name="normal">
      <style:paragraph-properties fo:orphans="2" fo:widows="2"/>
      <style:text-properties officeooo:rsid="00195963" officeooo:paragraph-rsid="0035f465"/>
    </style:style>
    <style:style style:name="P52" style:family="paragraph" style:parent-style-name="normal">
      <style:paragraph-properties fo:text-align="justify" style:justify-single-word="false" fo:orphans="2" fo:widows="2"/>
      <style:text-properties style:font-name="Verdana2" fo:language="en" fo:country="US" fo:font-weight="normal" officeooo:rsid="001a17bc" officeooo:paragraph-rsid="001a17bc" style:font-weight-asian="normal" style:font-weight-complex="normal"/>
    </style:style>
    <style:style style:name="P53" style:family="paragraph" style:parent-style-name="normal">
      <style:text-properties style:font-name="Verdana2" fo:language="en" fo:country="US" fo:font-weight="normal" officeooo:rsid="001d842e" officeooo:paragraph-rsid="001d842e" style:font-weight-asian="normal" style:font-weight-complex="normal"/>
    </style:style>
    <style:style style:name="P54" style:family="paragraph" style:parent-style-name="normal">
      <style:paragraph-properties fo:text-align="justify" style:justify-single-word="false" fo:orphans="2" fo:widows="2"/>
      <style:text-properties style:font-name="Verdana2" fo:language="en" fo:country="US" fo:font-style="normal" fo:font-weight="normal" officeooo:rsid="001a17bc" officeooo:paragraph-rsid="001a17bc" style:font-style-asian="normal" style:font-weight-asian="normal" style:font-style-complex="normal" style:font-weight-complex="normal"/>
    </style:style>
    <style:style style:name="P55" style:family="paragraph" style:parent-style-name="normal">
      <style:paragraph-properties fo:text-align="justify" style:justify-single-word="false" fo:orphans="2" fo:widows="2"/>
      <style:text-properties style:font-name="Verdana2" fo:language="en" fo:country="US" officeooo:rsid="001a17bc" officeooo:paragraph-rsid="001a17bc"/>
    </style:style>
    <style:style style:name="P56" style:family="paragraph" style:parent-style-name="normal">
      <style:text-properties style:font-name="Verdana2" fo:language="en" fo:country="US" officeooo:paragraph-rsid="001d842e"/>
    </style:style>
    <style:style style:name="P57" style:family="paragraph" style:parent-style-name="normal">
      <style:text-properties style:font-name="Verdana2" fo:language="en" fo:country="US" fo:font-weight="bold" officeooo:rsid="001d842e" officeooo:paragraph-rsid="001d842e" style:font-weight-asian="bold" style:font-weight-complex="bold"/>
    </style:style>
    <style:style style:name="P58" style:family="paragraph" style:parent-style-name="normal">
      <style:text-properties style:font-name="Verdana2" fo:language="en" fo:country="US" fo:font-weight="bold" officeooo:rsid="001ff045" officeooo:paragraph-rsid="001ff045" style:font-weight-asian="bold" style:font-weight-complex="bold"/>
    </style:style>
    <style:style style:name="P59" style:family="paragraph" style:parent-style-name="normal">
      <style:text-properties fo:color="#808080" loext:opacity="100%" style:font-name="Verdana" fo:language="en" fo:country="US" style:font-name-asian="Verdana3" style:font-name-complex="Verdana3"/>
    </style:style>
    <style:style style:name="P60" style:family="paragraph" style:parent-style-name="normal">
      <style:paragraph-properties fo:orphans="2" fo:widows="2"/>
      <style:text-properties fo:color="#0070c0" loext:opacity="100%" style:font-name="Verdana" fo:language="en" fo:country="US" style:font-name-asian="Verdana3" style:font-name-complex="Verdana3"/>
    </style:style>
    <style:style style:name="P61" style:family="paragraph" style:parent-style-name="normal">
      <style:paragraph-properties fo:orphans="2" fo:widows="2"/>
      <style:text-properties officeooo:rsid="00175af4" officeooo:paragraph-rsid="0035f465"/>
    </style:style>
    <style:style style:name="P62" style:family="paragraph" style:parent-style-name="normal">
      <style:paragraph-properties fo:orphans="2" fo:widows="2"/>
      <style:text-properties officeooo:rsid="001d842e" officeooo:paragraph-rsid="0035f465"/>
    </style:style>
    <style:style style:name="P63" style:family="paragraph" style:parent-style-name="normal">
      <style:paragraph-properties fo:orphans="2" fo:widows="2"/>
      <style:text-properties style:font-name="Verdana2" fo:font-size="10pt" fo:language="en" fo:country="US" fo:font-weight="bold" officeooo:rsid="00175af4" officeooo:paragraph-rsid="0035f465" style:font-name-asian="Verdana3" style:font-size-asian="10pt" style:font-weight-asian="bold" style:font-name-complex="Verdana3" style:font-size-complex="10pt"/>
    </style:style>
    <style:style style:name="P64" style:family="paragraph" style:parent-style-name="normal">
      <style:paragraph-properties fo:orphans="2" fo:widows="2"/>
      <style:text-properties style:font-name="Verdana2" fo:font-size="10pt" fo:language="en" fo:country="US" officeooo:paragraph-rsid="0035f465" style:font-size-asian="10pt" style:font-size-complex="10pt"/>
    </style:style>
    <style:style style:name="P65" style:family="paragraph" style:parent-style-name="normal">
      <style:paragraph-properties fo:orphans="2" fo:widows="2"/>
      <style:text-properties style:font-name="Verdana2" fo:font-size="10pt" fo:language="en" fo:country="US" officeooo:rsid="00175af4" officeooo:paragraph-rsid="0035f465" style:font-size-asian="10pt" style:font-size-complex="10pt"/>
    </style:style>
    <style:style style:name="P66" style:family="paragraph" style:parent-style-name="normal">
      <style:paragraph-properties fo:orphans="2" fo:widows="2"/>
      <style:text-properties style:font-name="Verdana2" fo:font-size="10pt" fo:language="en" fo:country="US" officeooo:rsid="00195963" officeooo:paragraph-rsid="0035f465" style:font-size-asian="10pt" style:font-size-complex="10pt"/>
    </style:style>
    <style:style style:name="P67" style:family="paragraph" style:parent-style-name="normal">
      <style:paragraph-properties fo:orphans="2" fo:widows="2"/>
      <style:text-properties style:font-name="Verdana2" fo:font-size="10pt" fo:language="en" fo:country="US" officeooo:rsid="001d842e" officeooo:paragraph-rsid="0035f465" style:font-size-asian="10pt" style:font-size-complex="10pt"/>
    </style:style>
    <style:style style:name="P68" style:family="paragraph" style:parent-style-name="normal">
      <style:text-properties fo:color="#000000" loext:opacity="100%" fo:language="en" fo:country="US" officeooo:rsid="00220349" officeooo:paragraph-rsid="00220349"/>
    </style:style>
    <style:style style:name="P6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language="en" fo:country="US"/>
    </style:style>
    <style:style style:name="P7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language="en" fo:country="US"/>
    </style:style>
    <style:style style:name="P7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language="en" fo:country="US"/>
    </style:style>
    <style:style style:name="P7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ext-properties fo:language="en" fo:country="US"/>
    </style:style>
    <style:style style:name="P7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language="en" fo:country="US"/>
    </style:style>
    <style:style style:name="P74" style:family="paragraph" style:parent-style-name="normal">
      <style:paragraph-properties fo:margin-top="0.0835in" fo:margin-bottom="0in" style:contextual-spacing="false" fo:line-height="100%" fo:text-align="justify" style:justify-single-word="false" fo:orphans="0" fo:widows="0"/>
      <style:text-properties fo:language="en" fo:country="US"/>
    </style:style>
    <style:style style:name="P75" style:family="paragraph" style:parent-style-name="normal">
      <style:paragraph-properties fo:orphans="2" fo:widows="2">
        <style:tab-stops>
          <style:tab-stop style:position="1.1043in"/>
          <style:tab-stop style:position="2.1252in"/>
        </style:tab-stops>
      </style:paragraph-properties>
      <style:text-properties fo:language="en" fo:country="US"/>
    </style:style>
    <style:style style:name="P76" style:family="paragraph" style:parent-style-name="normal">
      <style:paragraph-properties fo:orphans="2" fo:widows="2">
        <style:tab-stops>
          <style:tab-stop style:position="1.1043in"/>
          <style:tab-stop style:position="2.1354in"/>
        </style:tab-stops>
      </style:paragraph-properties>
      <style:text-properties fo:language="en" fo:country="US"/>
    </style:style>
    <style:style style:name="P77" style:family="paragraph" style:parent-style-name="normal">
      <style:paragraph-properties fo:orphans="2" fo:widows="2">
        <style:tab-stops>
          <style:tab-stop style:position="1.0835in"/>
          <style:tab-stop style:position="2.1354in"/>
        </style:tab-stops>
      </style:paragraph-properties>
      <style:text-properties fo:language="en" fo:country="US"/>
    </style:style>
    <style:style style:name="P78" style:family="paragraph" style:parent-style-name="normal">
      <style:paragraph-properties fo:orphans="2" fo:widows="2"/>
      <style:text-properties fo:language="en" fo:country="US"/>
    </style:style>
    <style:style style:name="P79" style:family="paragraph" style:parent-style-name="normal">
      <style:paragraph-properties fo:margin-left="0in" fo:margin-right="0in" fo:orphans="2" fo:widows="2" fo:text-indent="0in" style:auto-text-indent="false"/>
      <style:text-properties fo:language="en" fo:country="US"/>
    </style:style>
    <style:style style:name="P80" style:family="paragraph" style:parent-style-name="normal">
      <style:paragraph-properties fo:orphans="2" fo:widows="2"/>
      <style:text-properties fo:language="en" fo:country="US" officeooo:paragraph-rsid="0035f465"/>
    </style:style>
    <style:style style:name="P81" style:family="paragraph" style:parent-style-name="normal">
      <style:paragraph-properties fo:orphans="2" fo:widows="2"/>
      <style:text-properties fo:language="en" fo:country="US" officeooo:paragraph-rsid="0037df79"/>
    </style:style>
    <style:style style:name="P82" style:family="paragraph" style:parent-style-name="normal" style:list-style-name="WWNum6">
      <style:paragraph-properties fo:margin-left="0.5in" fo:margin-right="0in" fo:orphans="2" fo:widows="2" fo:text-indent="-0.25in" style:auto-text-indent="false"/>
      <style:text-properties fo:language="en" fo:country="US"/>
    </style:style>
    <style:style style:name="P83" style:family="paragraph" style:parent-style-name="normal">
      <style:paragraph-properties fo:text-align="justify" style:justify-single-word="false" fo:orphans="2" fo:widows="2"/>
      <style:text-properties fo:language="en" fo:country="US"/>
    </style:style>
    <style:style style:name="P84" style:family="paragraph" style:parent-style-name="normal">
      <style:paragraph-properties fo:text-align="justify" style:justify-single-word="false" fo:orphans="2" fo:widows="2"/>
      <style:text-properties fo:language="en" fo:country="US" officeooo:paragraph-rsid="001a17bc"/>
    </style:style>
    <style:style style:name="P85" style:family="paragraph" style:parent-style-name="normal">
      <style:paragraph-properties fo:text-align="justify" style:justify-single-word="false" fo:orphans="0" fo:widows="0"/>
      <style:text-properties fo:language="en" fo:country="US"/>
    </style:style>
    <style:style style:name="P86" style:family="paragraph" style:parent-style-name="normal" style:list-style-name="WWNum1">
      <style:paragraph-properties fo:margin-left="0.25in" fo:margin-right="0in" fo:text-align="justify" style:justify-single-word="false" fo:orphans="0" fo:widows="0" fo:text-indent="-0.25in" style:auto-text-indent="false"/>
      <style:text-properties fo:language="en" fo:country="US" officeooo:paragraph-rsid="001bad88"/>
    </style:style>
    <style:style style:name="P87" style:family="paragraph" style:parent-style-name="normal" style:list-style-name="WWNum4">
      <style:paragraph-properties fo:margin-left="0.1752in" fo:margin-right="0in" fo:text-align="justify" style:justify-single-word="false" fo:orphans="0" fo:widows="0" fo:text-indent="-0.1252in" style:auto-text-indent="false"/>
      <style:text-properties fo:language="en" fo:country="US"/>
    </style:style>
    <style:style style:name="P88" style:family="paragraph" style:parent-style-name="normal">
      <style:paragraph-properties fo:text-align="justify" style:justify-single-word="false"/>
      <style:text-properties fo:language="en" fo:country="US"/>
    </style:style>
    <style:style style:name="P89" style:family="paragraph" style:parent-style-name="normal" style:list-style-name="WWNum2">
      <style:paragraph-properties fo:margin-left="0.3126in" fo:margin-right="0in" fo:text-align="justify" style:justify-single-word="false" fo:text-indent="-0.25in" style:auto-text-indent="false"/>
      <style:text-properties fo:language="en" fo:country="US"/>
    </style:style>
    <style:style style:name="P90" style:family="paragraph" style:parent-style-name="normal">
      <style:paragraph-properties fo:orphans="0" fo:widows="0"/>
      <style:text-properties fo:language="en" fo:country="US"/>
    </style:style>
    <style:style style:name="P91" style:family="paragraph" style:parent-style-name="normal">
      <style:paragraph-properties fo:margin-left="0.3752in" fo:margin-right="0.4252in" fo:text-align="center" style:justify-single-word="false" fo:orphans="0" fo:widows="0" fo:text-indent="0in" style:auto-text-indent="false"/>
      <style:text-properties fo:language="en" fo:country="US"/>
    </style:style>
    <style:style style:name="P92" style:family="paragraph" style:parent-style-name="normal">
      <style:text-properties fo:language="en" fo:country="US"/>
    </style:style>
    <style:style style:name="P93" style:family="paragraph" style:parent-style-name="normal">
      <style:paragraph-properties fo:text-align="justify" style:justify-single-word="false" fo:orphans="0" fo:widows="0"/>
      <style:text-properties fo:language="en" fo:country="US" officeooo:rsid="00195963" officeooo:paragraph-rsid="00195963"/>
    </style:style>
    <style:style style:name="P94" style:family="paragraph" style:parent-style-name="normal" style:list-style-name="WWNum1">
      <style:paragraph-properties fo:margin-left="0.25in" fo:margin-right="0in" fo:text-align="justify" style:justify-single-word="false" fo:orphans="0" fo:widows="0" fo:text-indent="-0.25in" style:auto-text-indent="false"/>
      <style:text-properties fo:language="en" fo:country="US" officeooo:rsid="00195963" officeooo:paragraph-rsid="00195963"/>
    </style:style>
    <style:style style:name="P95" style:family="paragraph" style:parent-style-name="normal" style:list-style-name="WWNum1">
      <style:paragraph-properties fo:margin-left="0.25in" fo:margin-right="0in" fo:text-align="justify" style:justify-single-word="false" fo:orphans="0" fo:widows="0" fo:text-indent="-0.25in" style:auto-text-indent="false"/>
      <style:text-properties fo:language="en" fo:country="US" officeooo:rsid="0016d0c9" officeooo:paragraph-rsid="0016d0c9"/>
    </style:style>
    <style:style style:name="P96" style:family="paragraph" style:parent-style-name="normal">
      <style:text-properties fo:language="en" fo:country="US" officeooo:paragraph-rsid="001ff045"/>
    </style:style>
    <style:style style:name="P97" style:family="paragraph" style:parent-style-name="normal">
      <style:text-properties fo:language="en" fo:country="US" fo:font-weight="bold" officeooo:rsid="00202383" officeooo:paragraph-rsid="00202383" style:font-weight-asian="bold" style:font-weight-complex="bold"/>
    </style:style>
    <style:style style:name="P98" style:family="paragraph" style:parent-style-name="normal" style:list-style-name="WWNum4">
      <style:paragraph-properties fo:margin-left="0.1752in" fo:margin-right="0in" fo:text-align="justify" style:justify-single-word="false" fo:orphans="0" fo:widows="0" fo:text-indent="-0.1252in" style:auto-text-indent="false"/>
      <style:text-properties fo:language="en" fo:country="US" officeooo:rsid="0026da6d" officeooo:paragraph-rsid="0026da6d"/>
    </style:style>
    <style:style style:name="P99" style:family="paragraph" style:parent-style-name="normal">
      <style:paragraph-properties fo:orphans="0" fo:widows="0"/>
      <style:text-properties fo:language="en" fo:country="US" officeooo:rsid="00283f76" officeooo:paragraph-rsid="00283f76"/>
    </style:style>
    <style:style style:name="P100" style:family="paragraph" style:parent-style-name="normal">
      <style:paragraph-properties fo:text-align="justify" style:justify-single-word="false" fo:orphans="0" fo:widows="0"/>
      <style:text-properties fo:language="en" fo:country="US" officeooo:rsid="00283f76" officeooo:paragraph-rsid="00283f76"/>
    </style:style>
    <style:style style:name="P101" style:family="paragraph" style:parent-style-name="normal" style:list-style-name="WWNum3">
      <loext:graphic-properties draw:fill="none" draw:fill-color="#ffffff"/>
      <style:paragraph-properties fo:margin-left="0.25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text-properties fo:language="en" fo:country="US" officeooo:rsid="002de7e4" officeooo:paragraph-rsid="002de7e4"/>
    </style:style>
    <style:style style:name="P102" style:family="paragraph" style:parent-style-name="normal">
      <style:text-properties fo:language="en" fo:country="US" officeooo:rsid="00175af4" officeooo:paragraph-rsid="00175af4"/>
    </style:style>
    <style:style style:name="P103" style:family="paragraph">
      <style:paragraph-properties fo:text-align="center"/>
    </style:style>
    <style:style style:name="T1" style:family="text">
      <style:text-properties fo:font-variant="normal" fo:text-transform="none" fo:color="#000000" loext:opacity="100%" style:text-line-through-style="none" style:text-line-through-type="none" style:text-position="0% 100%" style:font-name="Verdana" fo:font-size="8.5pt" fo:font-style="normal" style:text-underline-style="none" fo:font-weight="bold" fo:background-color="transparent" loext:char-shading-value="0" style:font-name-asian="Verdana3" style:font-size-asian="8.5pt" style:font-style-asian="normal" style:font-weight-asian="bold" style:font-name-complex="Verdana3" style:font-size-complex="8.5pt"/>
    </style:style>
    <style:style style:name="T2"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loext:char-shading-value="0" style:font-name-asian="Verdana3" style:font-size-asian="10pt" style:font-style-asian="normal" style:font-weight-asian="bold" style:font-name-complex="Verdana3" style:font-size-complex="10pt"/>
    </style:style>
    <style:style style:name="T3"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bold" officeooo:rsid="002d75eb" fo:background-color="transparent" loext:char-shading-value="0" style:font-name-asian="Verdana3" style:font-size-asian="10pt" style:font-style-asian="normal" style:font-weight-asian="bold" style:font-name-complex="Verdana3" style:font-size-complex="10pt" style:font-weight-complex="bold"/>
    </style:style>
    <style:style style:name="T4"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normal" fo:background-color="transparent" loext:char-shading-value="0" style:font-name-asian="Verdana3" style:font-size-asian="10pt" style:font-style-asian="normal" style:font-weight-asian="normal" style:font-name-complex="Verdana3" style:font-size-complex="10pt"/>
    </style:style>
    <style:style style:name="T5"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normal" officeooo:rsid="002d75eb" fo:background-color="transparent" loext:char-shading-value="0" style:font-name-asian="Verdana3" style:font-size-asian="10pt" style:font-style-asian="normal" style:font-weight-asian="normal" style:font-name-complex="Verdana3" style:font-size-complex="10pt" style:font-weight-complex="normal"/>
    </style:style>
    <style:style style:name="T6"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normal" officeooo:rsid="0031ee23" fo:background-color="transparent" loext:char-shading-value="0" style:font-name-asian="Verdana3" style:font-size-asian="10pt" style:font-style-asian="normal" style:font-weight-asian="normal" style:font-name-complex="Verdana3" style:font-size-complex="10pt"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loext:char-shading-value="0" style:font-name-asian="Times New Roman1" style:font-size-asian="8pt" style:font-style-asian="italic" style:font-weight-asian="normal" style:font-name-complex="Times New Roman1" style:font-size-complex="8pt"/>
    </style:style>
    <style:style style:name="T8"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11" style:family="text">
      <style:text-properties fo:font-variant="normal" fo:text-transform="none" fo:color="#000000" loext:opacity="100%" style:text-line-through-style="none" style:text-line-through-type="none" style:text-position="0% 100%" fo:font-size="10pt" fo:font-style="normal" fo:background-color="transparent" loext:char-shading-value="0" style:font-size-asian="10pt" style:font-style-asian="normal" style:font-size-complex="10pt"/>
    </style:style>
    <style:style style:name="T12" style:family="text">
      <style:text-properties style:font-name="Verdana" fo:font-size="8.5pt" fo:font-weight="bold" style:font-name-asian="Verdana3" style:font-size-asian="8.5pt" style:font-weight-asian="bold" style:font-name-complex="Verdana3" style:font-size-complex="8.5pt"/>
    </style:style>
    <style:style style:name="T13" style:family="text">
      <style:text-properties style:font-name="Verdana" fo:font-size="8.5pt" style:font-name-asian="Verdana3" style:font-size-asian="8.5pt" style:font-name-complex="Verdana3" style:font-size-complex="8.5pt"/>
    </style:style>
    <style:style style:name="T14" style:family="text">
      <style:text-properties style:font-name="Verdana" fo:font-size="8.5pt" officeooo:rsid="002b81e8" style:font-name-asian="Verdana3" style:font-size-asian="8.5pt" style:font-name-complex="Verdana3" style:font-size-complex="8.5pt"/>
    </style:style>
    <style:style style:name="T15" style:family="text">
      <style:text-properties style:font-name="Verdana" style:font-name-asian="Verdana3" style:font-name-complex="Verdana3"/>
    </style:style>
    <style:style style:name="T16" style:family="text">
      <style:text-properties style:font-name="Verdana" officeooo:rsid="00156b97" style:font-name-asian="Verdana3" style:font-name-complex="Verdana3"/>
    </style:style>
    <style:style style:name="T17" style:family="text">
      <style:text-properties style:font-name="Verdana" officeooo:rsid="0016d0c9" style:font-name-asian="Verdana3" style:font-name-complex="Verdana3"/>
    </style:style>
    <style:style style:name="T18" style:family="text">
      <style:text-properties style:font-name="Verdana" officeooo:rsid="00195963" style:font-name-asian="Verdana3" style:font-name-complex="Verdana3"/>
    </style:style>
    <style:style style:name="T19" style:family="text">
      <style:text-properties style:font-name="Verdana" officeooo:rsid="001bad88" style:font-name-asian="Verdana3" style:font-name-complex="Verdana3"/>
    </style:style>
    <style:style style:name="T20" style:family="text">
      <style:text-properties style:font-name="Verdana" officeooo:rsid="001d842e" style:font-name-asian="Verdana3" style:font-name-complex="Verdana3"/>
    </style:style>
    <style:style style:name="T21" style:family="text">
      <style:text-properties style:font-name="Verdana" officeooo:rsid="001df17f" style:font-name-asian="Verdana3" style:font-name-complex="Verdana3"/>
    </style:style>
    <style:style style:name="T22" style:family="text">
      <style:text-properties style:font-name="Verdana" officeooo:rsid="00210785" style:font-name-asian="Verdana3" style:font-name-complex="Verdana3"/>
    </style:style>
    <style:style style:name="T23" style:family="text">
      <style:text-properties style:font-name="Verdana" officeooo:rsid="0026da6d" style:font-name-asian="Verdana3" style:font-name-complex="Verdana3"/>
    </style:style>
    <style:style style:name="T24" style:family="text">
      <style:text-properties style:font-name="Verdana" officeooo:rsid="003af8c2" style:font-name-asian="Verdana3" style:font-name-complex="Verdana3"/>
    </style:style>
    <style:style style:name="T25" style:family="text">
      <style:text-properties style:font-name="Verdana" officeooo:rsid="003c96e8" style:font-name-asian="Verdana3" style:font-name-complex="Verdana3"/>
    </style:style>
    <style:style style:name="T26" style:family="text">
      <style:text-properties style:font-name="Verdana" officeooo:rsid="003de96d" style:font-name-asian="Verdana3" style:font-name-complex="Verdana3"/>
    </style:style>
    <style:style style:name="T27" style:family="text">
      <style:text-properties style:font-name="Verdana" officeooo:rsid="003f2e3a" style:font-name-asian="Verdana3" style:font-name-complex="Verdana3"/>
    </style:style>
    <style:style style:name="T28" style:family="text">
      <style:text-properties style:font-name="Verdana" officeooo:rsid="0040452e" style:font-name-asian="Verdana3" style:font-name-complex="Verdana3"/>
    </style:style>
    <style:style style:name="T29" style:family="text">
      <style:text-properties style:font-name="Verdana" officeooo:rsid="004e5631" style:font-name-asian="Verdana3" style:font-name-complex="Verdana3"/>
    </style:style>
    <style:style style:name="T30" style:family="text">
      <style:text-properties style:font-name="Verdana" officeooo:rsid="0051cd5f" style:font-name-asian="Verdana3" style:font-name-complex="Verdana3"/>
    </style:style>
    <style:style style:name="T31" style:family="text">
      <style:text-properties style:font-name="Verdana" fo:font-weight="bold" style:font-name-asian="Verdana3" style:font-weight-asian="bold" style:font-name-complex="Verdana3"/>
    </style:style>
    <style:style style:name="T32" style:family="text">
      <style:text-properties style:font-name="Verdana" fo:font-weight="bold" style:font-name-asian="Verdana3" style:font-weight-asian="bold" style:font-name-complex="Verdana3" style:font-weight-complex="bold"/>
    </style:style>
    <style:style style:name="T33" style:family="text">
      <style:text-properties style:font-name="Verdana" fo:font-weight="bold" officeooo:rsid="0026da6d" style:font-name-asian="Verdana3" style:font-weight-asian="bold" style:font-name-complex="Verdana3" style:font-weight-complex="bold"/>
    </style:style>
    <style:style style:name="T34" style:family="text">
      <style:text-properties style:font-name="Verdana" fo:font-weight="bold" officeooo:rsid="003af8c2" style:font-name-asian="Verdana3" style:font-weight-asian="bold" style:font-name-complex="Verdana3" style:font-weight-complex="bold"/>
    </style:style>
    <style:style style:name="T35" style:family="text">
      <style:text-properties style:font-name="Verdana" fo:font-weight="bold" officeooo:rsid="004e5631" style:font-name-asian="Verdana3" style:font-weight-asian="bold" style:font-name-complex="Verdana3" style:font-weight-complex="bold"/>
    </style:style>
    <style:style style:name="T36" style:family="text">
      <style:text-properties style:font-name="Verdana" fo:font-weight="bold" fo:background-color="#ffff00" loext:char-shading-value="0" style:font-name-asian="Verdana3" style:font-weight-asian="bold" style:font-name-complex="Verdana3"/>
    </style:style>
    <style:style style:name="T37" style:family="text">
      <style:text-properties style:font-name="Verdana" fo:font-size="5pt" style:font-name-asian="Verdana3" style:font-size-asian="5pt" style:font-name-complex="Verdana3" style:font-size-complex="5pt"/>
    </style:style>
    <style:style style:name="T38" style:family="text">
      <style:text-properties style:font-name="Verdana" fo:font-size="4pt" style:font-name-asian="Verdana3" style:font-size-asian="4pt" style:font-name-complex="Verdana3" style:font-size-complex="4pt"/>
    </style:style>
    <style:style style:name="T39" style:family="text">
      <style:text-properties style:font-name="Verdana" fo:font-style="italic" style:font-name-asian="Verdana3" style:font-style-asian="italic" style:font-name-complex="Verdana3"/>
    </style:style>
    <style:style style:name="T40" style:family="text">
      <style:text-properties style:font-name="Verdana" style:text-underline-style="none" style:font-name-asian="Verdana3" style:font-name-complex="Verdana3"/>
    </style:style>
    <style:style style:name="T41" style:family="text">
      <style:text-properties style:font-name="Verdana" fo:font-weight="normal" officeooo:rsid="00195963" style:font-name-asian="Verdana3" style:font-weight-asian="normal" style:font-name-complex="Verdana3" style:font-weight-complex="normal"/>
    </style:style>
    <style:style style:name="T42" style:family="text">
      <style:text-properties style:font-name="Verdana" fo:font-weight="normal" officeooo:rsid="0026da6d" style:font-name-asian="Verdana3" style:font-weight-asian="normal" style:font-name-complex="Verdana3" style:font-weight-complex="normal"/>
    </style:style>
    <style:style style:name="T43" style:family="text">
      <style:text-properties fo:color="#0070c0" loext:opacity="100%"/>
    </style:style>
    <style:style style:name="T44" style:family="text">
      <style:text-properties fo:color="#0070c0" loext:opacity="100%" fo:font-weight="normal" style:font-weight-asian="normal"/>
    </style:style>
    <style:style style:name="T45" style:family="text">
      <style:text-properties fo:color="#0070c0" loext:opacity="100%" fo:font-weight="normal" officeooo:rsid="00156b97" style:font-weight-asian="normal"/>
    </style:style>
    <style:style style:name="T46" style:family="text">
      <style:text-properties fo:color="#0070c0" loext:opacity="100%" style:font-name="Verdana" style:font-name-asian="Verdana3" style:font-name-complex="Verdana3"/>
    </style:style>
    <style:style style:name="T47" style:family="text">
      <style:text-properties fo:color="#0070c0" loext:opacity="100%" officeooo:rsid="00324883"/>
    </style:style>
    <style:style style:name="T48" style:family="text">
      <style:text-properties fo:color="#0070c0" loext:opacity="100%" officeooo:rsid="00417bc0"/>
    </style:style>
    <style:style style:name="T49" style:family="text">
      <style:text-properties fo:color="#0070c0" loext:opacity="100%" officeooo:rsid="004e5631"/>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1d842e" style:font-weight-asian="bold" style:font-weight-complex="bold"/>
    </style:style>
    <style:style style:name="T53" style:family="text">
      <style:text-properties fo:font-weight="normal" style:font-weight-asian="normal"/>
    </style:style>
    <style:style style:name="T54" style:family="text">
      <style:text-properties fo:font-weight="normal" style:font-weight-asian="normal" style:font-weight-complex="normal"/>
    </style:style>
    <style:style style:name="T55" style:family="text">
      <style:text-properties fo:font-weight="normal" officeooo:rsid="001d842e" style:font-weight-asian="normal" style:font-weight-complex="normal"/>
    </style:style>
    <style:style style:name="T56" style:family="text">
      <style:text-properties fo:font-weight="normal" officeooo:rsid="001df17f" style:font-weight-asian="normal" style:font-weight-complex="normal"/>
    </style:style>
    <style:style style:name="T57" style:family="text">
      <style:text-properties fo:font-weight="normal" officeooo:rsid="002d75eb" style:font-weight-asian="normal" style:font-weight-complex="normal"/>
    </style:style>
    <style:style style:name="T58" style:family="text">
      <style:text-properties fo:font-weight="normal" officeooo:rsid="0035f465" style:font-weight-asian="normal" style:font-weight-complex="normal"/>
    </style:style>
    <style:style style:name="T59" style:family="text">
      <style:text-properties fo:font-weight="normal" officeooo:rsid="00555560" style:font-weight-asian="normal" style:font-weight-complex="normal"/>
    </style:style>
    <style:style style:name="T60" style:family="text">
      <style:text-properties fo:font-weight="normal" officeooo:rsid="00175af4" style:font-name-asian="Verdana3" style:font-weight-asian="normal" style:font-name-complex="Verdana3" style:font-weight-complex="normal"/>
    </style:style>
    <style:style style:name="T61" style:family="text">
      <style:text-properties fo:font-weight="normal" officeooo:rsid="0035f465" style:font-name-asian="Verdana3" style:font-weight-asian="normal" style:font-name-complex="Verdana3" style:font-weight-complex="normal"/>
    </style:style>
    <style:style style:name="T62" style:family="text">
      <style:text-properties fo:color="#4a86e8" loext:opacity="100%" style:font-name="Verdana" style:font-name-asian="Verdana3" style:font-name-complex="Verdana3"/>
    </style:style>
    <style:style style:name="T63" style:family="text">
      <style:text-properties fo:color="#4a86e8" loext:opacity="100%" style:font-name="Verdana" style:text-underline-style="none" style:font-name-asian="Verdana3" style:font-name-complex="Verdana3"/>
    </style:style>
    <style:style style:name="T64" style:family="text">
      <style:text-properties fo:color="#808080" loext:opacity="100%" style:font-name="Verdana" style:font-name-asian="Verdana3" style:font-name-complex="Verdana3"/>
    </style:style>
    <style:style style:name="T65" style:family="text">
      <style:text-properties fo:font-variant="small-caps" style:font-name="Verdana" style:font-name-asian="Verdana3" style:font-name-complex="Verdana3"/>
    </style:style>
    <style:style style:name="T66" style:family="text">
      <style:text-properties fo:color="#000000" loext:opacity="100%"/>
    </style:style>
    <style:style style:name="T67" style:family="text">
      <style:text-properties fo:color="#000000" loext:opacity="100%" style:font-name="Verdana2" fo:background-color="#ffffff" loext:char-shading-value="0"/>
    </style:style>
    <style:style style:name="T68" style:family="text">
      <style:text-properties fo:color="#000000" loext:opacity="100%" style:font-name="Verdana2" officeooo:rsid="002d75eb" fo:background-color="#ffffff" loext:char-shading-value="0"/>
    </style:style>
    <style:style style:name="T69" style:family="text">
      <style:text-properties fo:color="#000000" loext:opacity="100%" style:font-name="Verdana2" fo:font-weight="normal" fo:background-color="#ffffff" loext:char-shading-value="0" style:font-weight-asian="normal" style:font-weight-complex="normal"/>
    </style:style>
    <style:style style:name="T70" style:family="text">
      <style:text-properties fo:color="#000000" loext:opacity="100%" style:font-name="Verdana2" fo:font-weight="normal" officeooo:rsid="0055e1d6" fo:background-color="#ffffff" loext:char-shading-value="0" style:font-weight-asian="normal" style:font-weight-complex="normal"/>
    </style:style>
    <style:style style:name="T71" style:family="text">
      <style:text-properties fo:color="#000000" loext:opacity="100%" style:font-name="Verdana2" fo:font-weight="bold" officeooo:rsid="00220349" style:font-weight-asian="bold" style:font-weight-complex="bold"/>
    </style:style>
    <style:style style:name="T72" style:family="text">
      <style:text-properties fo:color="#000000" loext:opacity="100%" style:font-name="Verdana2" officeooo:rsid="00220349"/>
    </style:style>
    <style:style style:name="T73" style:family="text">
      <style:text-properties fo:color="#000000" loext:opacity="100%" style:font-name="Verdana2" fo:font-size="10pt" fo:font-weight="normal" officeooo:rsid="0035f465" style:font-name-asian="Verdana3" style:font-size-asian="10pt" style:font-weight-asian="normal" style:font-name-complex="Verdana3" style:font-size-complex="10pt" style:font-weight-complex="normal"/>
    </style:style>
    <style:style style:name="T74" style:family="text">
      <style:text-properties fo:color="#000000" loext:opacity="100%" style:font-name="Verdana2" fo:font-size="10pt" fo:font-weight="normal" style:font-size-asian="10pt" style:font-weight-asian="normal" style:font-size-complex="10pt" style:font-weight-complex="normal"/>
    </style:style>
    <style:style style:name="T75" style:family="text">
      <style:text-properties fo:color="#000000" loext:opacity="100%" style:font-name="Verdana2" fo:font-size="10pt" style:font-size-asian="10pt" style:font-size-complex="10pt"/>
    </style:style>
    <style:style style:name="T76" style:family="text">
      <style:text-properties fo:color="#000000" loext:opacity="100%" style:font-name="Verdana2" fo:font-size="10pt" officeooo:rsid="0035f465" style:font-size-asian="10pt" style:font-size-complex="10pt"/>
    </style:style>
    <style:style style:name="T77" style:family="text">
      <style:text-properties fo:color="#000000" loext:opacity="100%" style:font-name="Verdana2" fo:font-size="10pt" officeooo:rsid="001d842e" style:font-size-asian="10pt" style:font-size-complex="10pt"/>
    </style:style>
    <style:style style:name="T78" style:family="text">
      <style:text-properties fo:color="#000000" loext:opacity="100%" style:font-name="Verdana2" fo:font-size="10pt" fo:language="en" fo:country="GB" fo:font-weight="normal" officeooo:rsid="0035f465" style:font-name-asian="Verdana3" style:font-size-asian="10pt" style:font-weight-asian="normal" style:font-name-complex="Verdana3" style:font-size-complex="10pt" style:font-weight-complex="normal"/>
    </style:style>
    <style:style style:name="T79" style:family="text">
      <style:text-properties fo:color="#000000" loext:opacity="100%" style:font-name="Verdana2" fo:font-size="10pt" fo:language="en" fo:country="GB" fo:font-weight="normal" style:font-size-asian="10pt" style:font-weight-asian="normal" style:font-size-complex="10pt" style:font-weight-complex="normal"/>
    </style:style>
    <style:style style:name="T80" style:family="text">
      <style:text-properties fo:color="#000000" loext:opacity="100%" style:font-name="Verdana2" fo:font-size="10pt" fo:language="en" fo:country="GB" style:font-size-asian="10pt" style:font-size-complex="10pt"/>
    </style:style>
    <style:style style:name="T81" style:family="text">
      <style:text-properties fo:color="#000000" loext:opacity="100%" style:font-name="Verdana2" fo:font-size="10pt" fo:language="en" fo:country="GB" officeooo:rsid="0035f465" style:font-size-asian="10pt" style:font-size-complex="10pt"/>
    </style:style>
    <style:style style:name="T82" style:family="text">
      <style:text-properties fo:color="#000000" loext:opacity="100%" style:font-name="Verdana2" fo:font-size="10pt" fo:language="en" fo:country="US" fo:font-weight="normal" officeooo:rsid="0035f465" style:font-name-asian="Verdana3" style:font-size-asian="10pt" style:font-weight-asian="normal" style:font-name-complex="Verdana3" style:font-size-complex="10pt" style:font-weight-complex="normal"/>
    </style:style>
    <style:style style:name="T83" style:family="text">
      <style:text-properties fo:color="#000000" loext:opacity="100%" style:font-name="Verdana2" fo:font-size="10pt" fo:language="en" fo:country="US" fo:font-weight="normal" style:font-size-asian="10pt" style:font-weight-asian="normal" style:font-size-complex="10pt" style:font-weight-complex="normal"/>
    </style:style>
    <style:style style:name="T84" style:family="text">
      <style:text-properties fo:color="#000000" loext:opacity="100%" style:font-name="Verdana2" fo:font-size="10pt" fo:language="en" fo:country="US" style:font-size-asian="10pt" style:font-size-complex="10pt"/>
    </style:style>
    <style:style style:name="T85" style:family="text">
      <style:text-properties fo:color="#000000" loext:opacity="100%" style:font-name="Verdana2" fo:font-size="10pt" fo:language="en" fo:country="US" officeooo:rsid="0035f465" style:font-size-asian="10pt" style:font-size-complex="10pt"/>
    </style:style>
    <style:style style:name="T86" style:family="text">
      <style:text-properties fo:color="#000000" loext:opacity="100%" officeooo:rsid="0035f465"/>
    </style:style>
    <style:style style:name="T87" style:family="text">
      <style:text-properties fo:color="#000000" loext:opacity="100%" officeooo:rsid="001d842e"/>
    </style:style>
    <style:style style:name="T88" style:family="text">
      <style:text-properties fo:color="#000000" loext:opacity="100%" officeooo:rsid="001df17f"/>
    </style:style>
    <style:style style:name="T89" style:family="text">
      <style:text-properties fo:color="#000000" loext:opacity="100%" style:font-name="Times New Roman"/>
    </style:style>
    <style:style style:name="T90" style:family="text">
      <style:text-properties fo:color="#000000" loext:opacity="100%" style:font-name="Times New Roman" fo:font-size="10pt" fo:font-weight="normal" style:font-size-asian="10pt" style:font-weight-asian="normal" style:font-size-complex="10pt" style:font-weight-complex="normal"/>
    </style:style>
    <style:style style:name="T91" style:family="text">
      <style:text-properties fo:color="#000000" loext:opacity="100%" style:font-name="Times New Roman" fo:font-size="10pt" fo:language="en" fo:country="GB" fo:font-weight="normal" style:font-size-asian="10pt" style:font-weight-asian="normal" style:font-size-complex="10pt" style:font-weight-complex="normal"/>
    </style:style>
    <style:style style:name="T92" style:family="text">
      <style:text-properties fo:color="#000000" loext:opacity="100%" style:font-name="Times New Roman" fo:font-size="10pt" fo:language="en" fo:country="US" fo:font-weight="normal" style:font-size-asian="10pt" style:font-weight-asian="normal" style:font-size-complex="10pt" style:font-weight-complex="normal"/>
    </style:style>
    <style:style style:name="T93" style:family="text">
      <style:text-properties fo:font-style="italic" style:font-style-asian="italic" style:font-style-complex="italic"/>
    </style:style>
    <style:style style:name="T94" style:family="text">
      <style:text-properties fo:font-style="normal" style:font-style-asian="normal" style:font-style-complex="normal"/>
    </style:style>
    <style:style style:name="T95" style:family="text">
      <style:text-properties fo:font-style="normal" officeooo:rsid="001df17f"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1a2779" style:font-style-asian="normal" style:font-weight-asian="normal" style:font-style-complex="normal" style:font-weight-complex="normal"/>
    </style:style>
    <style:style style:name="T98" style:family="text">
      <style:text-properties style:font-name="Verdana2" fo:font-weight="bold" style:font-weight-asian="bold" style:font-weight-complex="bold"/>
    </style:style>
    <style:style style:name="T99" style:family="text">
      <style:text-properties style:font-name="Verdana2" fo:font-weight="bold" officeooo:rsid="001ff045" style:font-weight-asian="bold" style:font-weight-complex="bold"/>
    </style:style>
    <style:style style:name="T100" style:family="text">
      <style:text-properties style:font-name="Verdana2" fo:font-weight="bold" officeooo:rsid="00202383" style:font-weight-asian="bold" style:font-weight-complex="bold"/>
    </style:style>
    <style:style style:name="T101" style:family="text">
      <style:text-properties style:font-name="Verdana2" fo:font-weight="normal" style:font-weight-asian="normal" style:font-weight-complex="normal"/>
    </style:style>
    <style:style style:name="T102" style:family="text">
      <style:text-properties style:font-name="Verdana2" fo:font-weight="normal" officeooo:rsid="00202383" style:font-weight-asian="normal" style:font-weight-complex="normal"/>
    </style:style>
    <style:style style:name="T103" style:family="text">
      <style:text-properties style:font-name="Verdana2" fo:font-weight="normal" officeooo:rsid="00220ff9" style:font-weight-asian="normal" style:font-weight-complex="normal"/>
    </style:style>
    <style:style style:name="T104" style:family="text">
      <style:text-properties officeooo:rsid="002968d8"/>
    </style:style>
    <style:style style:name="T105" style:family="text">
      <style:text-properties officeooo:rsid="0031ee23"/>
    </style:style>
    <style:style style:name="T106" style:family="text">
      <style:text-properties officeooo:rsid="00351922"/>
    </style:style>
    <style:style style:name="T107" style:family="text">
      <style:text-properties style:font-name="Times New Roman" fo:font-size="10pt" style:text-underline-style="none" fo:font-weight="normal" style:font-size-asian="10pt" style:font-weight-asian="normal" style:font-size-complex="10pt" style:font-weight-complex="normal"/>
    </style:style>
    <style:style style:name="T108" style:family="text">
      <style:text-properties style:font-name="Times New Roman" fo:font-size="10pt" fo:font-weight="normal" style:font-size-asian="10pt" style:font-weight-asian="normal" style:font-size-complex="10pt" style:font-weight-complex="normal"/>
    </style:style>
    <style:style style:name="T109" style:family="text">
      <style:text-properties style:font-name="Times New Roman" fo:font-size="10pt" style:font-size-asian="10pt" style:font-size-complex="10pt"/>
    </style:style>
    <style:style style:name="T110" style:family="text">
      <style:text-properties style:font-name="Times New Roman" fo:font-size="10pt" officeooo:rsid="001d842e" style:font-size-asian="10pt" style:font-size-complex="10pt"/>
    </style:style>
    <style:style style:name="T111" style:family="text">
      <style:text-properties style:font-name="Times New Roman" fo:font-size="10pt" fo:language="en" fo:country="GB" style:text-underline-style="none" fo:font-weight="normal" style:font-size-asian="10pt" style:font-weight-asian="normal" style:font-size-complex="10pt" style:font-weight-complex="normal"/>
    </style:style>
    <style:style style:name="T112" style:family="text">
      <style:text-properties style:font-name="Times New Roman" fo:font-size="10pt" fo:language="en" fo:country="GB" fo:font-weight="normal" style:font-size-asian="10pt" style:font-weight-asian="normal" style:font-size-complex="10pt" style:font-weight-complex="normal"/>
    </style:style>
    <style:style style:name="T113" style:family="text">
      <style:text-properties style:font-name="Times New Roman" fo:font-size="10pt" fo:language="en" fo:country="GB" style:font-size-asian="10pt" style:font-size-complex="10pt"/>
    </style:style>
    <style:style style:name="T114" style:family="text">
      <style:text-properties style:font-name="Times New Roman" fo:font-size="10pt" fo:language="en" fo:country="GB" officeooo:rsid="001d842e" style:font-size-asian="10pt" style:font-size-complex="10pt"/>
    </style:style>
    <style:style style:name="T115" style:family="text">
      <style:text-properties style:font-name="Times New Roman" fo:font-size="10pt" fo:language="en" fo:country="US" style:text-underline-style="none" fo:font-weight="normal" style:font-size-asian="10pt" style:font-weight-asian="normal" style:font-size-complex="10pt" style:font-weight-complex="normal"/>
    </style:style>
    <style:style style:name="T116" style:family="text">
      <style:text-properties style:font-name="Times New Roman" fo:font-size="10pt" fo:language="en" fo:country="US" fo:font-weight="normal" style:font-size-asian="10pt" style:font-weight-asian="normal" style:font-size-complex="10pt" style:font-weight-complex="normal"/>
    </style:style>
    <style:style style:name="T117" style:family="text">
      <style:text-properties style:font-name="Times New Roman" fo:font-size="10pt" fo:language="en" fo:country="US" style:font-size-asian="10pt" style:font-size-complex="10pt"/>
    </style:style>
    <style:style style:name="T118" style:family="text">
      <style:text-properties style:font-name="Times New Roman" fo:font-size="10pt" fo:language="en" fo:country="US" officeooo:rsid="001d842e" style:font-size-asian="10pt" style:font-size-complex="10pt"/>
    </style:style>
    <style:style style:name="T119" style:family="text">
      <style:text-properties style:font-name="Verdana2" fo:font-size="10pt" fo:font-weight="normal" style:font-size-asian="10pt" style:font-weight-asian="normal" style:font-size-complex="10pt" style:font-weight-complex="normal"/>
    </style:style>
    <style:style style:name="T120" style:family="text">
      <style:text-properties style:font-name="Verdana2" fo:font-size="10pt" fo:font-weight="normal" officeooo:rsid="0035f465" style:font-size-asian="10pt" style:font-weight-asian="normal" style:font-size-complex="10pt" style:font-weight-complex="normal"/>
    </style:style>
    <style:style style:name="T121" style:family="text">
      <style:text-properties style:font-name="Verdana2" fo:font-size="10pt" fo:font-weight="normal" officeooo:rsid="00175af4" style:font-name-asian="Verdana3" style:font-size-asian="10pt" style:font-weight-asian="normal" style:font-name-complex="Verdana3" style:font-size-complex="10pt" style:font-weight-complex="normal"/>
    </style:style>
    <style:style style:name="T122" style:family="text">
      <style:text-properties style:font-name="Verdana2" fo:font-size="10pt" fo:font-weight="normal" officeooo:rsid="0035f465" style:font-name-asian="Verdana3" style:font-size-asian="10pt" style:font-weight-asian="normal" style:font-name-complex="Verdana3" style:font-size-complex="10pt" style:font-weight-complex="normal"/>
    </style:style>
    <style:style style:name="T123" style:family="text">
      <style:text-properties style:font-name="Verdana2" fo:font-size="10pt" fo:language="en" fo:country="GB" fo:font-weight="normal" style:font-size-asian="10pt" style:font-weight-asian="normal" style:font-size-complex="10pt" style:font-weight-complex="normal"/>
    </style:style>
    <style:style style:name="T124" style:family="text">
      <style:text-properties style:font-name="Verdana2" fo:font-size="10pt" fo:language="en" fo:country="GB" fo:font-weight="normal" officeooo:rsid="0035f465" style:font-size-asian="10pt" style:font-weight-asian="normal" style:font-size-complex="10pt" style:font-weight-complex="normal"/>
    </style:style>
    <style:style style:name="T125" style:family="text">
      <style:text-properties style:font-name="Verdana2" fo:font-size="10pt" fo:language="en" fo:country="US" fo:font-weight="normal" style:font-size-asian="10pt" style:font-weight-asian="normal" style:font-size-complex="10pt" style:font-weight-complex="normal"/>
    </style:style>
    <style:style style:name="T126" style:family="text">
      <style:text-properties style:font-name="Verdana2" fo:font-size="10pt" fo:language="en" fo:country="US" fo:font-weight="normal" officeooo:rsid="0035f465" style:font-size-asian="10pt" style:font-weight-asian="normal" style:font-size-complex="10pt" style:font-weight-complex="normal"/>
    </style:style>
    <style:style style:name="T127" style:family="text">
      <style:text-properties officeooo:rsid="0042445c"/>
    </style:style>
    <style:style style:name="T128" style:family="text">
      <style:text-properties officeooo:rsid="00439734"/>
    </style:style>
    <style:style style:name="T129" style:family="text">
      <style:text-properties officeooo:rsid="004436d0"/>
    </style:style>
    <style:style style:name="T130" style:family="text">
      <style:text-properties officeooo:rsid="0045bef6"/>
    </style:style>
    <style:style style:name="T131" style:family="text">
      <style:text-properties officeooo:rsid="0047b165"/>
    </style:style>
    <style:style style:name="T132" style:family="text">
      <style:text-properties officeooo:rsid="0048e0b9"/>
    </style:style>
    <style:style style:name="T133" style:family="text">
      <style:text-properties officeooo:rsid="004c0630"/>
    </style:style>
    <style:style style:name="T134" style:family="text">
      <style:text-properties officeooo:rsid="00502b72"/>
    </style:style>
    <style:style style:name="T135" style:family="text">
      <style:text-properties officeooo:rsid="0051cd5f"/>
    </style:style>
    <style:style style:name="T136" style:family="text">
      <style:text-properties officeooo:rsid="0055e1d6"/>
    </style:style>
    <style:style style:name="gr1" style:family="graphic">
      <style:graphic-properties draw:textarea-horizontal-align="justify" draw:textarea-vertical-align="middle" draw:auto-grow-height="false" fo:min-height="0.161in" fo:min-width="1.03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61in" fo:min-width="0.9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161in" fo:min-width="0.9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161in" fo:min-width="0.9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161in" fo:min-width="0.9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le1" table:style-name="Table1">
        <table:table-column table:style-name="Table1.A"/>
        <table:table-row table:style-name="Table1.1">
          <table:table-cell table:style-name="Table1.A1" office:value-type="string">
            <text:p text:style-name="P8"><text:bookmark text:name="_pcju30qp2rvp"/>1. Application overview</text:p>
          </table:table-cell>
        </table:table-row>
      </table:table>
      <text:p text:style-name="P16"/>
      <text:p text:style-name="P9"><text:bookmark text:name="_nqpy4is1mro0"/>1a. Details about the applicant</text:p>
      <text:p text:style-name="P75"><text:span text:style-name="T15">First name:<text:tab/><text:tab/></text:span><text:span text:style-name="T16">Mathijs</text:span></text:p>
      <text:p text:style-name="P76"><text:span text:style-name="T15">Initials:<text:tab/><text:tab/></text:span><text:span text:style-name="T16">M.J.</text:span></text:p>
      <text:p text:style-name="P77"><text:span text:style-name="T15">Surname:<text:tab/><text:tab/></text:span><text:span text:style-name="T16">De Kremer</text:span></text:p>
      <text:p text:style-name="P77"><text:span text:style-name="T15">Contact info:<text:tab/><text:tab/></text:span><text:span text:style-name="T16">m.j.dekremer@student.vu.nl</text:span></text:p>
      <text:p text:style-name="P20"/>
      <text:p text:style-name="P9"><text:bookmark text:name="_oy0pk496ahh6"/>1b. Title of research proposal</text:p>
      <text:p text:style-name="P78"><text:span text:style-name="T15">Spectrebuster: proofing leakage-free speculative execution</text:span></text:p>
      <text:p text:style-name="P40"/>
      <text:p text:style-name="P10"><text:bookmark text:name="_o75ssfkn4wh8"/>1c. Public summary of your research proposal<text:span text:style-name="T44"> </text:span><text:span text:style-name="T43">(1 §, max. 50 words, used </text:span><text:span text:style-name="T48">50</text:span><text:span text:style-name="T43">)</text:span></text:p>
      <text:p text:style-name="P83"><text:span text:style-name="T15">When </text:span><text:span text:style-name="T26">a </text:span><text:span text:style-name="T15">CPU encounters a branch instruction, it </text:span><text:span text:style-name="T28">predicts the next instruction</text:span><text:span text:style-name="T15">. </text:span><text:span text:style-name="T26">If </text:span><text:span text:style-name="T15">it predicted the wrong instruction, the mistake is reverted. However, some changes to the micro-architectural state are not reverted and can be observed by an adversary. </text:span><text:span text:style-name="T25">We will </text:span><text:span text:style-name="T27">create f</text:span><text:span text:style-name="T25">ormal proofs </text:span><text:span text:style-name="T27">of when this is (not) possible.</text:span></text:p>
      <text:p text:style-name="P83"/>
      <text:p text:style-name="P9"><text:bookmark text:name="_jkwvcya49my"/><text:span text:style-name="T50">1</text:span>d<text:span text:style-name="T50">.</text:span> <text:span text:style-name="T50">Technical summary of research proposal</text:span><text:span text:style-name="T43"> (Max. 200 words, used </text:span><text:span text:style-name="T49">200</text:span><text:span text:style-name="T43">)</text:span></text:p>
      <text:p text:style-name="P41">Modern day CPUs start executing instructions in the future before the current instruction has completed. When <text:span text:style-name="T133">a </text:span>CPU encounters a branch instruction, it speculates on which instruction to execute next. <text:span text:style-name="T127">On a misprediction</text:span>, the mistake is reverted. However, some changes to the micro-architectural state are not reverted and can be observed by an adversary. <text:span text:style-name="T130">For example, a</text:span>n adversary can time accesses to the <text:span text:style-name="T130">CPU </text:span>cache to learn that a memory address was accessed during a misprediction. The leakage of such information can be formally specified in a leakage contract [1]. We should <text:span text:style-name="T130">not</text:span> <text:span text:style-name="T127">try</text:span> to <text:span text:style-name="T127">prevent leaking </text:span>information under speculation because that would <text:span text:style-name="T127">be detrimental for</text:span> performance. <text:span text:style-name="T127">I</text:span>nstead, we <text:span text:style-name="T131">must prove that software is free of such vulnerabilities on a specific CPU</text:span>. Currently, we lack a method of combining a leakage contract with software instructions to reason about the safety of software on a specific CPU. With Spectrebuster we <text:span text:style-name="T128">will be able to</text:span> prove that a sequence of instructions does not leak information under speculation on <text:span text:style-name="T129">a specific CPU. </text:span><text:span text:style-name="T132">W</text:span>e <text:span text:style-name="T132">can omit </text:span>costly lfence or cpuid instructions that mitigate Spectre <text:span text:style-name="T132">for programs that are proven to be safe</text:span>. Spectrebuster will also be useful in finding Spectre gadgets in existing software.</text:p>
      <text:p text:style-name="P41"/>
      <text:p text:style-name="P9"><text:bookmark text:name="_cab47fcbwny7"/><text:span text:style-name="T50">Keywords</text:span><text:span text:style-name="T43"> (1 line, max. 5 keywords, used </text:span><text:span text:style-name="T47">5</text:span><text:span text:style-name="T43">): </text:span><text:span text:style-name="T45">Transient-execution attack, Spectre, Meltdown, Leakage-contract, Formal-methods</text:span></text:p>
      <text:p text:style-name="P40"/>
      <table:table table:name="Table2" table:style-name="Table2">
        <table:table-column table:style-name="Table2.A"/>
        <table:table-row table:style-name="Table2.1">
          <table:table-cell table:style-name="Table2.A1" office:value-type="string">
            <text:p text:style-name="P8"><text:bookmark text:name="_jvjsewszxeoj"/><text:span text:style-name="T50">2. Research proposal </text:span>(max 3 pages)</text:p>
          </table:table-cell>
        </table:table-row>
      </table:table>
      <text:p text:style-name="P10"><text:bookmark text:name="_rm0ci72tfpa"/><text:span text:style-name="T50">2</text:span>a<text:span text:style-name="T50">. </text:span>Introduction to<text:span text:style-name="T50"> the proposed research</text:span> </text:p>
      <text:p text:style-name="P43"/>
      <table:table table:name="Table3" table:style-name="Table3">
        <table:table-column table:style-name="Table3.A"/>
        <table:table-row table:style-name="Table3.1">
          <table:table-cell table:style-name="Table3.A1" office:value-type="string">
            <text:p text:style-name="P31"/>
            <text:p text:style-name="P85"><text:span text:style-name="T15">My long-term vision is </text:span><text:span text:style-name="T16">a software-hardware ecosystem wherein hardware vendors provide leakage contracts of their CPUs and the scientific community provides tools that take as inputs software and those leakage contracts and give as output formal guarantees about speculation safety.</text:span></text:p>
            <text:p text:style-name="P90"><text:span text:style-name="T37"><text:s/></text:span></text:p>
          </table:table-cell>
        </table:table-row>
      </table:table>
      <text:p text:style-name="P43"/>
      <text:p text:style-name="P83"><text:span text:style-name="T31">Context: </text:span><text:span text:style-name="T41">CPUs use speculative execution to improve performance. When the CPU made the wrong prediction about the next instruction to execution, the predicted instruction has to be reverted. Some effects, like cache state changes, remain visible even after the reversion, which can be used to attack a system. </text:span></text:p>
      <text:p text:style-name="P45"/>
      <text:p text:style-name="P88"><text:span text:style-name="T31">Problem:</text:span><text:span text:style-name="T15"> </text:span><text:span text:style-name="T18">An obvious solution to prevent speculative execution attacks is to disable speculative execution. However, this would already be done if it was not detrimental to performance. The problem that we are trying to solve is: how can we prevent speculative execution attacks while at the same time not harming performance too much?</text:span></text:p>
      <text:p text:style-name="P46"><text:soft-page-break/></text:p>
      <text:p text:style-name="P83"><text:span text:style-name="T31">The</text:span><text:span text:style-name="T15"> </text:span><text:span text:style-name="T31">fundamental research challenge this project addresses is</text:span><text:span text:style-name="T15">:</text:span><text:span text:style-name="T31"> </text:span></text:p>
      <table:table table:name="Table4" table:style-name="Table4">
        <table:table-column table:style-name="Table4.A"/>
        <table:table-row table:style-name="Table4.1">
          <table:table-cell table:style-name="Table4.A1" office:value-type="string">
            <text:p text:style-name="P91"><text:span text:style-name="T38"><text:line-break/></text:span><text:span text:style-name="T16">How can we prevent transient-execution vulnerabilit</text:span><text:span text:style-name="T30">i</text:span><text:span text:style-name="T16">es?</text:span></text:p>
            <text:p text:style-name="P33"/>
          </table:table-cell>
        </table:table-row>
      </table:table>
      <text:p text:style-name="P42"/>
      <text:p text:style-name="P84"><text:span text:style-name="T31">State of the art:</text:span></text:p>
      <text:p text:style-name="P52">The community has focused on two approaches to mitigate transient-execution vulnerabilities. The first approach is an experimental approach and tries to modify programs to run safer on vulnerable hardware. One example of this is inserting <text:span text:style-name="T93">LFENCE </text:span>instructions. Another example is <text:span text:style-name="T93">array index masking</text:span><text:span text:style-name="T94">, which prevents speculative out of array indexing. An overview of practical mitigations is given in [4]. The shortcomings of the experimental approach are that it does not provide formal guarantees, it makes possibly dangerous assumptions about the micro-architecture, and it usually only mitigates specific vulnerabilities while keeping other vulnerabilities present. </text:span><text:span text:style-name="T95">Reverse engineering the leakage behavior of an ARM Cortex processor has been shown in [9].</text:span></text:p>
      <text:p text:style-name="P54"/>
      <text:p text:style-name="P55"><text:span text:style-name="T96">The second approach is a formal approach that tries to give formal guarantees about hardware and software under speculation. </text:span><text:span text:style-name="T97">A framework to reason about michroarchitectural leakage has been introduced in [1]. The notion of leakage contracts can be used to formally provide guarantees on the amount and type of leakage of hardware designs. It contains several simplifications, such as a fixed three-stage pipeline. Building on [1], methods for verifying chip designs at the register-transfer-level (RTL) against their specified leakage contracts have been introduced in [2]. Practical secure speculation for constant-time programs has been proven in [5].</text:span></text:p>
      <text:p text:style-name="P44"/>
      <text:p text:style-name="P42"/>
      <text:p text:style-name="P10"><text:bookmark text:name="_pf27tgal41f5"/>2b. Proposed research</text:p>
      <text:p text:style-name="P43"/>
      <text:p text:style-name="P92"><text:span text:style-name="T31">Overall aim: </text:span><text:span text:style-name="T15"><text:s/>In </text:span><text:span text:style-name="T18">Spectrebuster</text:span><text:span text:style-name="T15">, I aim to: </text:span></text:p>
      <table:table table:name="Table5" table:style-name="Table5">
        <table:table-column table:style-name="Table5.A"/>
        <table:table-row table:style-name="Table5.1">
          <table:table-cell table:style-name="Table5.A1" office:value-type="string">
            <text:p text:style-name="P31"/>
            <text:p text:style-name="P93"><text:span text:style-name="T39">Develop a semantics that can be used to proof the non-existence of speculative execution vulnerabilities in software. </text:span></text:p>
            <text:p text:style-name="P90"><text:bookmark text:name="_30j0zll"/><text:span text:style-name="T37"><text:s/></text:span></text:p>
          </table:table-cell>
        </table:table-row>
      </table:table>
      <text:p text:style-name="P40"/>
      <text:p text:style-name="P78"><text:span text:style-name="T15">I envision </text:span><text:span text:style-name="T17">x</text:span><text:span text:style-name="T15"> </text:span><text:span text:style-name="T31">key objectives</text:span><text:span text:style-name="T15"> (</text:span><text:span text:style-name="T31">research tracks</text:span><text:span text:style-name="T15">, RTs):</text:span></text:p>
      <table:table table:name="Table6" table:style-name="Table6">
        <table:table-column table:style-name="Table6.A"/>
        <table:table-row table:style-name="Table6.1">
          <table:table-cell table:style-name="Table6.A1" office:value-type="string">
            <text:list text:style-name="WWNum1">
              <text:list-item>
                <text:p text:style-name="P86"><text:span text:style-name="T15">The first </text:span><text:span text:style-name="T17">research track will focus on developing a semantics for reasoning about speculation safety of a toy </text:span><text:span text:style-name="T20">instruction set architecture (</text:span><text:span text:style-name="T17">ISA</text:span><text:span text:style-name="T20">)</text:span><text:span text:style-name="T17"> with a toy leakage contract.</text:span></text:p>
              </text:list-item>
              <text:list-item>
                <text:p text:style-name="P86"><text:span text:style-name="T17">The second research track will focus on capturing leakage contracts on closed source ISAs </text:span><text:span text:style-name="T20">via reverse engineering</text:span><text:span text:style-name="T17">.</text:span></text:p>
              </text:list-item>
              <text:list-item>
                <text:p text:style-name="P95"><text:span text:style-name="T15">The third research track will generalize the toy ISA semantics to support arbitrary ISAs.</text:span></text:p>
              </text:list-item>
              <text:list-item>
                <text:p text:style-name="P95"><text:span text:style-name="T15">The fourth research track will package the findings of the previous research tracks in a tool that can scan for </text:span><text:span text:style-name="T30">S</text:span><text:span text:style-name="T15">pectre gadgets in codebases.</text:span></text:p>
              </text:list-item>
              <text:list-item>
                <text:p text:style-name="P94"><text:span text:style-name="T15">The fifth research track will use the results from the fourth research track to study </text:span><text:span text:style-name="T19">the Linux kernel for </text:span><text:span text:style-name="T30">S</text:span><text:span text:style-name="T19">pectre gadgets.</text:span></text:p>
              </text:list-item>
            </text:list>
          </table:table-cell>
        </table:table-row>
      </table:table>
      <text:p text:style-name="P47"/>
      <text:p text:style-name="P92"><text:span text:style-name="T31">General Approach and Evaluation Methodology: </text:span><text:span text:style-name="T15">My general approach is </text:span><text:span text:style-name="T22">to start small and abstract and then extend to tailor to specific hardware and ISAs</text:span><text:span text:style-name="T15">. I will use </text:span><text:span text:style-name="T31">general methodologies</text:span><text:span text:style-name="T15"> commonly used in my field:</text:span></text:p>
      <text:list text:style-name="WWNum2">
        <text:list-item>
          <text:p text:style-name="P89"><text:span text:style-name="T15">Design of </text:span><text:span text:style-name="T20">semantics </text:span><text:span text:style-name="T15">[</text:span><text:span text:style-name="T20">8]</text:span><text:span text:style-name="T15"> </text:span><text:span text:style-name="T20">that are composed of leakage contracts and formal methods on assembly</text:span><text:span text:style-name="T15">. Implementation as prototype </text:span><text:span text:style-name="T20">by using μASM </text:span><text:span text:style-name="T15">[</text:span><text:span text:style-name="T20">1</text:span><text:span text:style-name="T15">] to </text:span><text:span text:style-name="T20">show proof-of-concept</text:span><text:span text:style-name="T15">.</text:span></text:p>
        </text:list-item>
        <text:list-item>
          <text:p text:style-name="P89"><text:span text:style-name="T15">Experimental research [</text:span><text:span text:style-name="T20">6,</text:span><text:span text:style-name="T21">9</text:span><text:span text:style-name="T15">] to test and evaluate </text:span><text:span text:style-name="T20">the </text:span><text:span text:style-name="T30">S</text:span><text:span text:style-name="T20">pectre gadget scanner and to reverse engineer the leakage contracts on closed source CPUs</text:span><text:span text:style-name="T15">. </text:span></text:p>
        </text:list-item>
        <text:list-item>
          <text:p text:style-name="P89"><text:span text:style-name="T15">Open-source software development [</text:span><text:span text:style-name="T20">7</text:span><text:span text:style-name="T15">] to </text:span><text:span text:style-name="T20">provide the developed tools to the community</text:span><text:span text:style-name="T15">.</text:span></text:p>
        </text:list-item>
      </text:list>
      <text:p text:style-name="P43"><text:soft-page-break/></text:p>
      <text:p text:style-name="P92"><text:span text:style-name="T31">Detailed approach:</text:span></text:p>
      <text:p text:style-name="P56"><text:span text:style-name="T52">RT-1</text:span><text:span text:style-name="T55"> will develop formal methods that combine simple leakage contracts with a toy ISA. The leakage contract used will contain a single notion of speculation on a fixed number of stages pipeline. We will use μASM as a toy ISA to show proof of concept. We will proof that one example program does not leak data and one example program does leak data. Both programs will be non-trivial and non-constant-time, but terminating programs. </text:span><text:span text:style-name="T57">A novel contribution will be the notion of composable leakage freedom. Composable leakage freedom will enable us to first reason individually about all components that could possibly leak and then combine the results.</text:span></text:p>
      <text:p text:style-name="P57">RT-2<text:span text:style-name="T54"> will </text:span><text:span text:style-name="T56">reverse engineer the leakage of a commercial Intel processor that is vulnerable to Spectre. We will follow the same, proven methodology of [9] by first model</text:span><text:span text:style-name="T59">i</text:span><text:span text:style-name="T56">ng the architecture, then reverse-engineering the leakage for each pipeline stage separately, continue by combining the results from each pipeline stage and finally providing evidence for our results by observing the actual leakage from running examplary programs.</text:span></text:p>
      <text:p text:style-name="P58">RT-3 <text:span text:style-name="T54">will extend the toy ISA used in </text:span>RT-1<text:span text:style-name="T54"> to an abstract ISA that can be used to model arbitrary ISAs. We will use a minimal set of abstract instructions that can be combined to model the complete set of concrete instructions. We will take a pragmatic approach by starting with modeling the smallest subset of the x86_64 instruction set that is required to run the example programs. We will gradually extend this subset when required.</text:span></text:p>
      <text:p text:style-name="P96"><text:span text:style-name="T99">RT-4 </text:span><text:span text:style-name="T102">will package the results from the previous </text:span><text:span text:style-name="T100">RTs </text:span><text:span text:style-name="T102">by building a </text:span><text:span text:style-name="T67">binary symbolic execution engine, </text:span><text:span text:style-name="T68">the Spectre gadget scanner.</text:span></text:p>
      <text:p text:style-name="P97"><text:span text:style-name="T67">RT-5</text:span><text:span text:style-name="T69"> will evaluate the results from the previous </text:span><text:span text:style-name="T67">RTs </text:span><text:span text:style-name="T69">by scanning for Spectre gadgets in the Linux kernel. We will use state-of-the-art SAT solvers to optimi</text:span><text:span text:style-name="T70">z</text:span><text:span text:style-name="T69">e the symbolic execution engine to be able to scale to the size of the Linux kernel. Furthermore, we will decouple functional correctness from leakage contract satisfaction with a decoupling theorem [2].</text:span></text:p>
      <text:p text:style-name="P53"/>
      <text:p text:style-name="P59"/>
      <text:p text:style-name="P10"><text:bookmark text:name="_wg86u5msfy86"/>2c. Research plan </text:p>
      <text:p text:style-name="P48"/>
      <text:p text:style-name="P7">Figure <text:sequence text:ref-name="refFigure0" text:name="Figure" text:formula="ooow:Figure+1" style:num-format="1">1</text:sequence>: Research project timeline</text:p>
      <table:table table:name="Table13" table:style-name="Table13" table:template-name="Box List Blue">
        <table:table-column table:style-name="Table13.A"/>
        <table:table-column table:style-name="Table13.B"/>
        <table:table-column table:style-name="Table13.A" table:number-columns-repeated="2"/>
        <table:table-column table:style-name="Table13.E"/>
        <table:table-row>
          <table:table-cell table:style-name="Table13.A1" office:value-type="string">
            <text:p text:style-name="P6"><draw:custom-shape text:anchor-type="paragraph" draw:z-index="3" draw:name="Shape 4" draw:style-name="gr2" draw:text-style-name="P103" svg:width="0.9114in" svg:height="0.1614in" svg:x="1.3252in" svg:y="0.1917in"><text:p/><draw:enhanced-geometry svg:viewBox="0 0 21600 21600" draw:type="rectangle" draw:enhanced-path="M 0 0 L 21600 0 21600 21600 0 21600 0 0 Z N"/></draw:custom-shape>Research Track</text:p>
          </table:table-cell>
          <table:table-cell table:style-name="Table13.A1" office:value-type="string">
            <text:p text:style-name="P6">Year 1</text:p>
          </table:table-cell>
          <table:table-cell table:style-name="Table13.A1" office:value-type="string">
            <text:p text:style-name="P6">Year 2</text:p>
          </table:table-cell>
          <table:table-cell table:style-name="Table13.A1" office:value-type="string">
            <text:p text:style-name="P6">Year 3</text:p>
          </table:table-cell>
          <table:table-cell table:style-name="Table13.A1" office:value-type="string">
            <text:p text:style-name="P6">Year 4</text:p>
          </table:table-cell>
        </table:table-row>
        <table:table-row>
          <table:table-cell table:style-name="Table13.A2" office:value-type="string">
            <text:p text:style-name="P1">RT-1</text:p>
          </table:table-cell>
          <table:table-cell table:style-name="Table13.B2" office:value-type="string">
            <text:p text:style-name="P2">M1</text:p>
          </table:table-cell>
          <table:table-cell table:style-name="Table13.C2">
            <text:p text:style-name="P3"/>
          </table:table-cell>
          <table:table-cell table:style-name="Table13.C2">
            <text:p text:style-name="P4"/>
          </table:table-cell>
          <table:table-cell table:style-name="Table13.E2">
            <text:p text:style-name="P4"/>
          </table:table-cell>
        </table:table-row>
        <table:table-row>
          <table:table-cell table:style-name="Table13.A3" office:value-type="string">
            <text:p text:style-name="P1">RT-2</text:p>
          </table:table-cell>
          <table:table-cell table:style-name="Table13.B3" office:value-type="string">
            <text:p text:style-name="P2"><draw:custom-shape text:anchor-type="paragraph" draw:z-index="2" draw:name="Shape 3" draw:style-name="gr3" draw:text-style-name="P103" svg:width="0.9571in" svg:height="0.1614in" svg:x="0.0665in" svg:y="0.028in"><text:p/><draw:enhanced-geometry svg:viewBox="0 0 21600 21600" draw:type="rectangle" draw:enhanced-path="M 0 0 L 21600 0 21600 21600 0 21600 0 0 Z N"/></draw:custom-shape>M2</text:p>
          </table:table-cell>
          <table:table-cell table:style-name="Table13.C3">
            <text:p text:style-name="P4"/>
          </table:table-cell>
          <table:table-cell table:style-name="Table13.C3">
            <text:p text:style-name="P4"/>
          </table:table-cell>
          <table:table-cell table:style-name="Table13.E3">
            <text:p text:style-name="P4"/>
          </table:table-cell>
        </table:table-row>
        <table:table-row table:style-name="Table13.4">
          <table:table-cell table:style-name="Table13.A2" office:value-type="string">
            <text:p text:style-name="P1">RT-3</text:p>
          </table:table-cell>
          <table:table-cell table:style-name="Table13.C2">
            <text:p text:style-name="P4"/>
          </table:table-cell>
          <table:table-cell table:style-name="Table13.B2" office:value-type="string">
            <text:p text:style-name="P2"><draw:custom-shape text:anchor-type="paragraph" draw:z-index="1" draw:name="Shape 1" draw:style-name="gr4" draw:text-style-name="P103" svg:width="0.9559in" svg:height="0.1614in" svg:x="0.039in" svg:y="0.028in"><text:p/><draw:enhanced-geometry svg:viewBox="0 0 21600 21600" draw:type="rectangle" draw:enhanced-path="M 0 0 L 21600 0 21600 21600 0 21600 0 0 Z N"/></draw:custom-shape>M3</text:p>
          </table:table-cell>
          <table:table-cell table:style-name="Table13.C2">
            <text:p text:style-name="P4"/>
          </table:table-cell>
          <table:table-cell table:style-name="Table13.E2">
            <text:p text:style-name="P4"/>
          </table:table-cell>
        </table:table-row>
        <table:table-row table:style-name="Table13.4">
          <table:table-cell table:style-name="Table13.A3" office:value-type="string">
            <text:p text:style-name="P1">RT-4</text:p>
          </table:table-cell>
          <table:table-cell table:style-name="Table13.C3">
            <text:p text:style-name="P4"/>
          </table:table-cell>
          <table:table-cell table:style-name="Table13.C3">
            <text:p text:style-name="P4"/>
          </table:table-cell>
          <table:table-cell table:style-name="Table13.D5" office:value-type="string">
            <text:p text:style-name="P2"><draw:custom-shape text:anchor-type="paragraph" draw:z-index="4" draw:name="Shape 5" draw:style-name="gr1" draw:text-style-name="P103" svg:width="1.0331in" svg:height="0.1614in" svg:x="0.0189in" svg:y="0.0445in"><text:p/><draw:enhanced-geometry svg:viewBox="0 0 21600 21600" draw:mirror-horizontal="false" draw:mirror-vertical="false" draw:type="rectangle" draw:enhanced-path="M 0 0 L 21600 0 21600 21600 0 21600 0 0 Z N"/></draw:custom-shape>M4</text:p>
          </table:table-cell>
          <table:table-cell table:style-name="Table13.E3">
            <text:p text:style-name="P4"/>
          </table:table-cell>
        </table:table-row>
        <table:table-row>
          <table:table-cell table:style-name="Table13.A2" office:value-type="string">
            <text:p text:style-name="P1">RT-5</text:p>
          </table:table-cell>
          <table:table-cell table:style-name="Table13.C2">
            <text:p text:style-name="P4"/>
          </table:table-cell>
          <table:table-cell table:style-name="Table13.C2">
            <text:p text:style-name="P4"/>
          </table:table-cell>
          <table:table-cell table:style-name="Table13.C2">
            <text:p text:style-name="P4"/>
          </table:table-cell>
          <table:table-cell table:style-name="Table13.E6" office:value-type="string">
            <text:p text:style-name="P2"><draw:custom-shape text:anchor-type="paragraph" draw:z-index="0" draw:name="Shape 2" draw:style-name="gr5" draw:text-style-name="P103" svg:width="0.928in" svg:height="0.1614in" svg:x="0.0654in" svg:y="0.0327in"><text:p/><draw:enhanced-geometry svg:viewBox="0 0 21600 21600" draw:mirror-horizontal="false" draw:mirror-vertical="false" draw:type="rectangle" draw:enhanced-path="M 0 0 L 21600 0 21600 21600 0 21600 0 0 Z N"/></draw:custom-shape>M5</text:p>
          </table:table-cell>
        </table:table-row>
        <table:table-row>
          <table:table-cell table:style-name="Table13.A7" office:value-type="string">
            <text:p text:style-name="P5"/>
          </table:table-cell>
          <table:table-cell table:style-name="Table13.B7">
            <text:p text:style-name="P5"/>
          </table:table-cell>
          <table:table-cell table:style-name="Table13.B7">
            <text:p text:style-name="P5"/>
          </table:table-cell>
          <table:table-cell table:style-name="Table13.B7">
            <text:p text:style-name="P5"/>
          </table:table-cell>
          <table:table-cell table:style-name="Table13.E7">
            <text:p text:style-name="P5"/>
          </table:table-cell>
        </table:table-row>
      </table:table>
      <text:p text:style-name="P79"/>
      <text:p text:style-name="P48"/>
      <text:p text:style-name="P78"><text:span text:style-name="T15">Figure </text:span><text:span text:style-name="T23">1</text:span><text:span text:style-name="T15"> depicts the </text:span><text:span text:style-name="T31">practical timeline over the project duration, and the workplan for the PhD</text:span><text:span text:style-name="T15">. </text:span><text:span text:style-name="T33">RT-1 </text:span><text:span text:style-name="T42">and </text:span><text:span text:style-name="T33">RT-2 </text:span><text:span text:style-name="T42">are started in parallel. The other research tracks are blocked by </text:span><text:span text:style-name="T33">RT-1 </text:span><text:span text:style-name="T42">and </text:span><text:span text:style-name="T33">RT-2</text:span><text:span text:style-name="T42">. All research tracks are concluded respectively at </text:span><text:span text:style-name="T33">M1 </text:span><text:span text:style-name="T42">to </text:span><text:span text:style-name="T33">M5 </text:span><text:span text:style-name="T42">with an article that will be presented at a conference that is relevant to the field. Furthermore, </text:span><text:span text:style-name="T33">RT-4 </text:span><text:span text:style-name="T42">will produce a tool that will be published under an open-source license. Additionally, if </text:span><text:span text:style-name="T33">RT-5</text:span><text:span text:style-name="T42"> finds novel vulnerabilities in the Linux kernel, communication with the maintainer of the Linux subsystem in which the vulnerability is found will be organized at </text:span><text:span text:style-name="T33">M5.</text:span></text:p>
      <text:p text:style-name="P43"/>
      <text:p text:style-name="P43"/>
      <text:p text:style-name="P43"/>
      <table:table table:name="Table7" table:style-name="Table7">
        <table:table-column table:style-name="Table7.A"/>
        <table:table-row table:style-name="Table7.1">
          <table:table-cell table:style-name="Table7.A1" office:value-type="string">
            <text:p text:style-name="P74"><text:span text:style-name="T65">Key Output for This Project:</text:span></text:p>
          </table:table-cell>
        </table:table-row>
        <text:soft-page-break/>
        <table:table-row table:style-name="Table7.2">
          <table:table-cell table:style-name="Table7.A2" office:value-type="string">
            <text:list text:style-name="WWNum4">
              <text:list-item>
                <text:p text:style-name="P87"><text:span text:style-name="T15">The </text:span><text:span text:style-name="T23">f</text:span><text:span text:style-name="T15">irst</text:span><text:span text:style-name="T23"> semantics that can give formal guarantees on speculation safety for software on specific hardware.</text:span></text:p>
              </text:list-item>
              <text:list-item>
                <text:p text:style-name="P98"><text:span text:style-name="T15"><text:s/>Reversed engineered leakage contract of a recent Intel processor.</text:span></text:p>
              </text:list-item>
              <text:list-item>
                <text:p text:style-name="P87"><text:span text:style-name="T15">FOSS release </text:span><text:span text:style-name="T23">of a Spectre gadget scanner.</text:span></text:p>
              </text:list-item>
            </text:list>
          </table:table-cell>
        </table:table-row>
      </table:table>
      <text:p text:style-name="P40"/>
      <text:p text:style-name="P40"/>
      <text:p text:style-name="P78"><text:span text:style-name="T31">Reducing the main risks:</text:span><text:span text:style-name="T15"> &lt;table with risk-mitigation plan. Each row: risk, severity/probability of occurrence/probability of detection, mitigation plan.&gt;</text:span></text:p>
      <text:p text:style-name="P6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0"><text:span text:style-name="T31">Risk </text:span></text:p>
          </table:table-cell>
          <table:table-cell table:style-name="Table8.B1" table:number-columns-spanned="2" office:value-type="string">
            <text:p text:style-name="P90"><text:span text:style-name="T31">Sev./Prob.o./det./</text:span></text:p>
          </table:table-cell>
          <table:covered-table-cell/>
          <table:table-cell table:style-name="Table8.D1" office:value-type="string">
            <text:p text:style-name="P90"><text:span text:style-name="T31">Mitigation plan</text:span></text:p>
          </table:table-cell>
        </table:table-row>
        <table:table-row table:style-name="Table8.1">
          <table:table-cell table:style-name="Table8.A1" table:number-columns-spanned="2" office:value-type="string">
            <text:p text:style-name="P34"/>
          </table:table-cell>
          <table:covered-table-cell/>
          <table:table-cell table:style-name="Table8.B1" office:value-type="string">
            <text:p text:style-name="P34"/>
          </table:table-cell>
          <table:table-cell table:style-name="Table8.D1" office:value-type="string">
            <text:p text:style-name="P35"/>
          </table:table-cell>
        </table:table-row>
        <table:table-row table:style-name="Table8.1">
          <table:table-cell table:style-name="Table8.A1" table:number-columns-spanned="2" office:value-type="string">
            <text:p text:style-name="P99"><text:span text:style-name="T13">The leakage contract of the Intel processor violates intellectual property rights.</text:span></text:p>
          </table:table-cell>
          <table:covered-table-cell/>
          <table:table-cell table:style-name="Table8.B1" office:value-type="string">
            <text:p text:style-name="P99"><text:span text:style-name="T13">High / Med / High</text:span></text:p>
          </table:table-cell>
          <table:table-cell table:style-name="Table8.D1" office:value-type="string">
            <text:p text:style-name="P100"><text:span text:style-name="T13">We will only disclose the methodology </text:span><text:span text:style-name="T14">that we used to find the leakage contract </text:span><text:span text:style-name="T13">and results that do not violate intellectual property rights.</text:span></text:p>
          </table:table-cell>
        </table:table-row>
        <table:table-row table:style-name="Table8.4">
          <table:table-cell table:style-name="Table8.A4" table:number-columns-spanned="2" office:value-type="string">
            <text:p text:style-name="P36">The developed binary symbolic execution engine is too slow for Spectre scanning.</text:p>
          </table:table-cell>
          <table:covered-table-cell/>
          <table:table-cell table:style-name="Table8.C4" office:value-type="string">
            <text:p text:style-name="P36">Med / Med / High</text:p>
          </table:table-cell>
          <table:table-cell table:style-name="Table8.D4" office:value-type="string">
            <text:p text:style-name="P37">Investigate the usage of concolic execution. Make the semantics and the symbolic execution engine more composable, which decreases the search space<text:span text:style-name="T104">(s)</text:span> for a solution. Decouple functional correctness and Spectre safety as much as possible.</text:p>
          </table:table-cell>
        </table:table-row>
        <table:table-row table:style-name="Table8.4">
          <table:table-cell table:style-name="Table8.A4" table:number-columns-spanned="2" office:value-type="string">
            <text:p text:style-name="P38">We fail to reverse engineer the leakage contract of the Intel processor.</text:p>
          </table:table-cell>
          <table:covered-table-cell/>
          <table:table-cell table:style-name="Table8.C4" office:value-type="string">
            <text:p text:style-name="P38">High /</text:p>
            <text:p text:style-name="P38">Med /</text:p>
            <text:p text:style-name="P38">High</text:p>
          </table:table-cell>
          <table:table-cell table:style-name="Table8.D4" office:value-type="string">
            <text:p text:style-name="P39">We will first try to contact Intel to give us information on the leakage of the processor. If Intel refuses to give this information, we will continue with an open-source RISCV processor, such as Ibex.</text:p>
          </table:table-cell>
        </table:table-row>
      </table:table>
      <text:p text:style-name="P40"/>
      <text:p text:style-name="P11"><text:bookmark text:name="_6cxvigh7yo4s"/>2d. Knowledge utili<text:span text:style-name="T136">z</text:span>ation</text:p>
      <text:p text:style-name="P70"/>
      <text:p text:style-name="P72"><text:span text:style-name="T15">This project’s </text:span><text:span text:style-name="T2">concrete added value</text:span><text:span text:style-name="T15"> includes</text:span><text:span text:style-name="T4">:</text:span></text:p>
      <text:p text:style-name="P21"/>
      <table:table table:name="Table9" table:style-name="Table9">
        <table:table-column table:style-name="Table9.A"/>
        <table:table-column table:style-name="Table9.B" table:number-columns-repeated="3"/>
        <table:table-column table:style-name="Table9.A"/>
        <table:table-row table:style-name="Table9.1">
          <table:table-cell table:style-name="Table9.A1" office:value-type="string">
            <text:p text:style-name="P71"><text:span text:style-name="T2">RT-1: </text:span><text:span text:style-name="T5">formal methods that prove Speculation safety</text:span></text:p>
          </table:table-cell>
          <table:table-cell table:style-name="Table9.B1" office:value-type="string">
            <text:p text:style-name="P71"><text:span text:style-name="T2">RT-2: </text:span><text:span text:style-name="T5">reverse engineering leakage contract of Intel processor</text:span></text:p>
          </table:table-cell>
          <table:table-cell table:style-name="Table9.C1" office:value-type="string">
            <text:p text:style-name="P71"><text:span text:style-name="T2">RT-3: </text:span><text:span text:style-name="T5">extending </text:span><text:span text:style-name="T3">RT-1</text:span><text:span text:style-name="T5"> with </text:span><text:span text:style-name="T6">x86_64</text:span><text:span text:style-name="T5"> support</text:span></text:p>
          </table:table-cell>
          <table:table-cell table:style-name="Table9.D1" office:value-type="string">
            <text:p text:style-name="P18">RT-4:<text:span text:style-name="T54"> Spectre gadget scanner</text:span></text:p>
          </table:table-cell>
          <table:table-cell table:style-name="Table9.A1" office:value-type="string">
            <text:p text:style-name="P19">RT-5: <text:span text:style-name="T54">scanning the Linux kernel for Spectre gadgets</text:span></text:p>
          </table:table-cell>
        </table:table-row>
        <table:table-row table:style-name="Table9.1">
          <table:table-cell table:style-name="Table9.A1" office:value-type="string">
            <text:list text:style-name="WWNum3">
              <text:list-item>
                <text:p text:style-name="P101"><text:span text:style-name="T15">Gives the community methods for formally reasoning about speculation safety</text:span></text:p>
              </text:list-item>
            </text:list>
            <text:p text:style-name="P17"/>
          </table:table-cell>
          <table:table-cell table:style-name="Table9.B1" office:value-type="string">
            <text:list text:continue-numbering="true" text:style-name="WWNum3">
              <text:list-item>
                <text:p text:style-name="P27">Improves understandi<text:span text:style-name="T106">n</text:span>g of leakage in the community</text:p>
                <text:p text:style-name="P28"><text:s/></text:p>
              </text:list-item>
            </text:list>
          </table:table-cell>
          <table:table-cell table:style-name="Table9.C2" office:value-type="string">
            <text:list text:continue-numbering="true" text:style-name="WWNum3">
              <text:list-item>
                <text:p text:style-name="P22">Helps hardware vendors to design secure processors</text:p>
              </text:list-item>
              <text:list-item>
                <text:p text:style-name="P26">Optimi<text:span text:style-name="T136">z</text:span>es hardware and software mitigations</text:p>
              </text:list-item>
            </text:list>
          </table:table-cell>
          <table:table-cell table:style-name="Table9.D2" office:value-type="string">
            <text:list text:continue-numbering="true" text:style-name="WWNum3">
              <text:list-item>
                <text:p text:style-name="P23">Improves software security for end users</text:p>
              </text:list-item>
              <text:list-item>
                <text:p text:style-name="P24"><text:span text:style-name="T105">Improves testing for</text:span> transient execution vulnerabilities <text:span text:style-name="T105">for hardware vendors</text:span></text:p>
              </text:list-item>
            </text:list>
          </table:table-cell>
          <table:table-cell table:style-name="Table9.A1" office:value-type="string">
            <text:list text:continue-numbering="true" text:style-name="WWNum3">
              <text:list-item>
                <text:p text:style-name="P22">Improves the security of the Linux kernel</text:p>
              </text:list-item>
              <text:list-item>
                <text:p text:style-name="P25">Functions as an example for end users of the scanner</text:p>
              </text:list-item>
            </text:list>
          </table:table-cell>
        </table:table-row>
      </table:table>
      <text:p text:style-name="P49"/>
      <text:p text:style-name="P49"/>
      <text:p text:style-name="P70"><text:span text:style-name="T36">IMPORTANT: This line must appear before page 5.</text:span></text:p>
      <text:p text:style-name="P49"/>
      <text:p text:style-name="P47"/>
      <table:table table:name="Table10" table:style-name="Table10">
        <table:table-column table:style-name="Table10.A"/>
        <table:table-row table:style-name="Table10.1">
          <table:table-cell table:style-name="Table10.A1" office:value-type="string">
            <text:p text:style-name="P8"><text:bookmark text:name="_vntjgsnwtiha"/>3. Ethical considerations (max. 0.5 pages)</text:p>
          </table:table-cell>
        </table:table-row>
      </table:table>
      <text:p text:style-name="P102"><text:span text:style-name="T72">The design of a CPU is usually protected intellectual property. Since reverse engineering leakage for a CPU provides insight into the chip design, we risk disclosing protected intellectual property. Therefore, approval from an ethics committee is required before we can commence with </text:span><text:span text:style-name="T71">RT-2.</text:span></text:p>
      <text:p text:style-name="P68"><text:span text:style-name="T101">The tool that will be developed in </text:span><text:span text:style-name="T98">RT-4</text:span><text:span text:style-name="T101"> and the results from </text:span><text:span text:style-name="T98">RT-5</text:span><text:span text:style-name="T101"> could surface vulnerabilities that are present in live systems. These vulnerabilities could be used by an adversary to compromise systems and leak sensitive data. Therefore, it is important that </text:span><text:soft-page-break/><text:span text:style-name="T101">we use responsible disclosure when discovering new vulnerabilities. This means that we will fi</text:span><text:span text:style-name="T103">rs</text:span><text:span text:style-name="T101">t consult the ethics committee before publishing a novel vulnerability.</text:span></text:p>
      <text:p text:style-name="P49"/>
      <text:p text:style-name="P49"/>
      <text:p text:style-name="P47"/>
      <table:table table:name="Table11" table:style-name="Table11">
        <table:table-column table:style-name="Table11.A"/>
        <table:table-row table:style-name="Table11.1">
          <table:table-cell table:style-name="Table11.A1" office:value-type="string">
            <text:p text:style-name="P8"><text:bookmark text:name="_cr7x33yy0g9i"/>4. Literature references (unlimited)</text:p>
          </table:table-cell>
        </table:table-row>
      </table:table>
      <text:p text:style-name="P80"><text:span text:style-name="T121">[1] </text:span><text:span text:style-name="T122">Marco Guarnieri, Boris Köpf, Jan Reineke, and Pepe Vila. </text:span><text:span text:style-name="T121">Hardware-Software <text:s text:c="3"/><text:tab/>Contracts for Secure Speculation</text:span></text:p>
      <text:p text:style-name="P32"><text:span text:style-name="T125"><text:tab/>[Online] Available: </text:span><text:a xlink:type="simple" xlink:href="https://spectector.github.io/papers/hwsw-contracts.pdf" text:style-name="Internet_20_link" text:visited-style-name="Visited_20_Internet_20_Link">https://spectector.github.io/papers/hwsw-contracts.pdf</text:a><text:span text:style-name="T115">/</text:span></text:p>
      <text:p text:style-name="P63"><text:span text:style-name="T58">[2] Zilong Wang, Gideon Mohr, Klaus von Gleissenthall, Jan Reineke, and Marco <text:tab/>Guarnieri. Specification and Verification of Side-channel Security for</text:span></text:p>
      <text:p text:style-name="P63"><text:span text:style-name="T58"><text:tab/>Open-source Processors via Leakage Contracts </text:span></text:p>
      <text:p text:style-name="P32"><text:span text:style-name="T126"><text:tab/>[Online] Available: </text:span><text:a xlink:type="simple" xlink:href="https://gleissen.github.io/papers/ccs2023.pdf" text:style-name="Internet_20_link" text:visited-style-name="Visited_20_Internet_20_Link"><text:span text:style-name="T116">https://gleissen.github.io/papers/ccs2023.pdf</text:span></text:a></text:p>
      <text:p text:style-name="P64"><text:span text:style-name="T60">[3] </text:span><text:bookmark text:name="LPNoLPOWALinkPreview"/><text:span text:style-name="T60">Xaver Fabian, Marco Guarnieri, </text:span><text:span text:style-name="T61">and </text:span><text:span text:style-name="T60">Marco Patrignani. Automatic Detection of <text:tab/>Speculative Execution Combinations</text:span></text:p>
      <text:p text:style-name="P29"><text:span text:style-name="T82"><text:tab/>[Online] Available:</text:span><text:a xlink:type="simple" xlink:href="https://dl.acm.org/doi/pdf/10.1145/3548606.3560555" office:target-frame-name="_blank" xlink:show="new" text:style-name="Internet_20_link" text:visited-style-name="Visited_20_Internet_20_Link"><text:span text:style-name="T83"> </text:span><text:span text:style-name="T92">https://dl.acm.org/doi/pdf/10.1145/3548606.3560555</text:span></text:a><text:span text:style-name="T92"> </text:span></text:p>
      <text:p text:style-name="P65"><text:span text:style-name="T66">[4] Ross Mcilroy, Jaroslav Sevcik, Tobias Tebbi, Ben L. Titzer, </text:span><text:span text:style-name="T86">and Toon Verwaest. <text:tab/></text:span><text:span text:style-name="T66">Spectre is here to stay</text:span></text:p>
      <text:p text:style-name="P65"><text:span text:style-name="T66"><text:tab/>An analysis of side-channels and speculative execution</text:span></text:p>
      <text:p text:style-name="P61"><text:span text:style-name="T85"><text:tab/>[Online] Available: </text:span><text:a xlink:type="simple" xlink:href="https://arxiv.org/pdf/1902.05178.pdf" text:style-name="Internet_20_link" text:visited-style-name="Visited_20_Internet_20_Link"><text:span text:style-name="T117">https://arxiv.org/pdf/1902.05178.pdf</text:span></text:a></text:p>
      <text:p text:style-name="P66"><text:span text:style-name="T66">[5] Lesly-Ann Daniel, Marton Bognar, Job Noorman, Sébastien Bardin, Tamara Rezk, <text:tab/>Sophia Antipolis, </text:span><text:span text:style-name="T86">and </text:span><text:span text:style-name="T66">Frank Piessens. ProSPeCT: Provably Secure Speculation</text:span></text:p>
      <text:p text:style-name="P66"><text:span text:style-name="T66"><text:tab/>for the Constant-Time Policy</text:span></text:p>
      <text:p text:style-name="P51"><text:span text:style-name="T85"><text:tab/>[Online] Available:</text:span><text:span text:style-name="T84"> </text:span><text:a xlink:type="simple" xlink:href="https://www.usenix.org/system/files/usenixsecurity23-" text:style-name="Internet_20_link" text:visited-style-name="Visited_20_Internet_20_Link"><text:span text:style-name="T117">https://www.usenix.org/system/files/usenixsecurity23</text:span></text:a><text:span text:style-name="T117">-</text:span><text:a xlink:type="simple" xlink:href="https://www.usenix.org/system/files/usenixsecurity23-daniel.pdf" text:style-name="Internet_20_link" text:visited-style-name="Visited_20_Internet_20_Link"><text:span text:style-name="T117">daniel.pdf</text:span></text:a></text:p>
      <text:p text:style-name="P64"><text:span text:style-name="T87">[6] Gernot Heiser. </text:span><text:span text:style-name="T66">Systems Benchmarking Crimes</text:span></text:p>
      <text:p text:style-name="P62"><text:span text:style-name="T85"><text:tab/>[Online] Available: </text:span><text:a xlink:type="simple" xlink:href="https://gernot-heiser.org/benchmarking-crimes.html" text:style-name="Internet_20_link" text:visited-style-name="Visited_20_Internet_20_Link"><text:span text:style-name="T117">https://gernot-heiser.org/benchmarking-crimes.html</text:span></text:a></text:p>
      <text:p text:style-name="P64"><text:span text:style-name="T87">[7] Mark Aberdour. </text:span><text:span text:style-name="T66">Achieving Quality in Open-Source Software</text:span></text:p>
      <text:p text:style-name="P62"><text:span text:style-name="T85"><text:tab/>[Online] Available: </text:span><text:a xlink:type="simple" xlink:href="https://ieeexplore-ieee-org.vu-nl.idm.oclc.org/abstract/document/4052554" text:style-name="Internet_20_link" text:visited-style-name="Visited_20_Internet_20_Link"><text:span text:style-name="T117">https://ieeexplore-ieee-org.vu-nl.idm.oclc.org/abstract/document/4052554</text:span></text:a></text:p>
      <text:p text:style-name="P81"><text:span text:style-name="T77">[8] Alessandro Cimatti </text:span><text:span text:style-name="T76">and</text:span><text:span text:style-name="T77"> Stefano Tonetta. </text:span><text:span text:style-name="T75">A Property-Based Proof System for Contract-<text:tab/>Based Design</text:span></text:p>
      <text:p text:style-name="P30"><text:span text:style-name="T85"><text:tab/>[Online] Available: </text:span><text:a xlink:type="simple" xlink:href="https://ieeexplore-ieee-org.vu-nl.idm.oclc.org/abstract/document/6328123" text:style-name="Internet_20_link" text:visited-style-name="Visited_20_Internet_20_Link"><text:span text:style-name="T118">https://ieeexplore-ieee-org.vu-nl.idm.oclc.org/abstract/document/6328123</text:span></text:a></text:p>
      <text:p text:style-name="P64"><text:span text:style-name="T88">[9] Si Gao, Elisabeth Oswald, and Dan Page.</text:span></text:p>
      <text:p text:style-name="P64"><text:span text:style-name="T88"><text:tab/>Reverse Engineering the Micro-Architectural Leakage Features of a Commercial <text:tab/>Processor.</text:span></text:p>
      <text:p text:style-name="P67"><text:span text:style-name="T86"><text:tab/>[Online] Available: </text:span><text:span text:style-name="T89">https://eprint.iacr.org/2021/794</text:span></text:p>
      <text:p text:style-name="P47"/>
      <table:table table:name="Table12" table:style-name="Table12">
        <table:table-column table:style-name="Table12.A"/>
        <table:table-row table:style-name="Table12.1">
          <table:table-cell table:style-name="Table12.A1" office:value-type="string">
            <text:p text:style-name="P8"><text:bookmark text:name="_uq27fzkgnbvq"/>5. Statement by the applicant</text:p>
          </table:table-cell>
        </table:table-row>
      </table:table>
      <text:p text:style-name="P43"/>
      <text:p text:style-name="P92"><text:span text:style-name="T15">I have completed this form truthfully, on my own. </text:span></text:p>
      <text:p text:style-name="P50"/>
      <text:p text:style-name="P78"><text:span text:style-name="T15">Number of words used: </text:span></text:p>
      <text:list text:style-name="WWNum6">
        <text:list-item>
          <text:p text:style-name="P82"><text:span text:style-name="T15">public summary:</text:span><text:span text:style-name="T32"> </text:span><text:span text:style-name="T35">50</text:span><text:span text:style-name="T32"> </text:span><text:span text:style-name="T15">(max. 50 words)</text:span></text:p>
        </text:list-item>
        <text:list-item>
          <text:p text:style-name="P82"><text:span text:style-name="T15">technical summary: </text:span><text:span text:style-name="T35">200 </text:span><text:span text:style-name="T15">(max. 200 words)</text:span></text:p>
        </text:list-item>
        <text:list-item>
          <text:p text:style-name="P82"><text:span text:style-name="T15">keywords:</text:span><text:span text:style-name="T32"> </text:span><text:span text:style-name="T34">5</text:span><text:span text:style-name="T32"> </text:span><text:span text:style-name="T15">(max. 5 keywords)</text:span></text:p>
        </text:list-item>
      </text:list>
      <text:p text:style-name="P40"/>
      <text:p text:style-name="P78"><text:span text:style-name="T15">Number of pages used:</text:span></text:p>
      <text:list text:continue-numbering="true" text:style-name="WWNum6">
        <text:list-item>
          <text:p text:style-name="P82"><text:span text:style-name="T15">Sections 1 and 2: </text:span><text:span text:style-name="T35">4 </text:span><text:span text:style-name="T15">(max. 4 pages)</text:span></text:p>
        </text:list-item>
        <text:list-item>
          <text:p text:style-name="P82"><text:span text:style-name="T15">Ethical considerations </text:span><text:span text:style-name="T35">0.5</text:span><text:span text:style-name="T29"> </text:span><text:span text:style-name="T15">(max. 0.5 pages) </text:span></text:p>
        </text:list-item>
      </text:list>
      <text:p text:style-name="P43"/>
      <text:p text:style-name="P92"><text:span text:style-name="T15">Name: </text:span><text:span text:style-name="T16">Mathijs De Kremer</text:span></text:p>
      <text:p text:style-name="P43"/>
      <text:p text:style-name="P92"><text:span text:style-name="T15">Place: </text:span><text:span text:style-name="T24">Amsterdam</text:span></text:p>
      <text:p text:style-name="P43"/>
      <text:p text:style-name="P92"><text:span text:style-name="T15">Date: </text:span><text:span text:style-name="T24">November 21, 2023</text:span></text:p>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em" svg:font-family="Tiem"/>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wiss" style:font-pitch="variable"/>
    <style:font-face style:name="Verdana3" svg:font-family="Verdana" style:font-family-generic="system" style:font-pitch="variable"/>
    <style:font-face style:name="Verdana4" svg:font-family="Verdana"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Noto Serif CJK SC" style:font-size-asian="10pt" style:language-asian="zh" style:country-asian="CN" style:font-name-complex="Free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Noto Serif CJK SC" style:font-size-asian="10pt" style:language-asian="zh" style:country-asian="CN" style:font-name-complex="FreeSans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orphans="2" fo:widows="2" fo:keep-with-next="always"/>
      <style:text-properties fo:color="#ffffff" loext:opacity="100%" style:font-name="Verdana" fo:font-family="Verdana" style:font-family-generic="roman" style:font-pitch="variable" fo:font-weight="bold" style:font-name-asian="Verdana3" style:font-family-asian="Verdana" style:font-family-generic-asian="system" style:font-pitch-asian="variable" style:font-weight-asian="bold" style:font-name-complex="Verdana3" style:font-family-complex="Verdana" style:font-family-generic-complex="system" style:font-pitch-complex="variable"/>
    </style:style>
    <style:style style:name="Heading_20_2" style:display-name="Heading 2" style:family="paragraph" style:parent-style-name="normal" style:next-style-name="normal" style:class="text">
      <style:paragraph-properties fo:orphans="2" fo:widows="2" fo:keep-with-next="always"/>
      <style:text-properties style:font-name="Verdana" fo:font-family="Verdana" style:font-family-generic="roman" style:font-pitch="variable" fo:font-weight="bold" style:font-name-asian="Verdana3" style:font-family-asian="Verdana" style:font-family-generic-asian="system" style:font-pitch-asian="variable" style:font-weight-asian="bold" style:font-name-complex="Verdana3" style:font-family-complex="Verdana" style:font-family-generic-complex="system" style:font-pitch-complex="variable"/>
    </style:style>
    <style:style style:name="Heading_20_3" style:display-name="Heading 3" style:family="paragraph" style:parent-style-name="normal" style:next-style-name="normal" style:class="text">
      <style:paragraph-properties fo:orphans="2" fo:widows="2" fo:padding-left="0in" fo:padding-right="0in" fo:padding-top="0in" fo:padding-bottom="0.0138in" fo:border-left="none" fo:border-right="none" fo:border-top="none" fo:border-bottom="0.74pt solid #000000" fo:keep-with-next="always"/>
      <style:text-properties fo:font-style="italic" style:font-style-asian="italic"/>
    </style:style>
    <style:style style:name="Heading_20_4" style:display-name="Heading 4" style:family="paragraph" style:parent-style-name="normal" style:next-style-name="normal" style:class="text">
      <style:paragraph-properties fo:keep-with-next="always"/>
      <style:text-properties fo:font-style="italic" fo:font-weight="bold" style:font-style-asian="italic" style:font-weight-asian="bold"/>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665in" fo:margin-bottom="0.0417in" style:contextual-spacing="false" fo:line-height="100%"/>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Verdana3" style:font-family-asian="Verdana" style:font-family-generic-asian="system" style:font-pitch-asian="variable" style:font-name-complex="Verdana3" style:font-family-complex="Verdana"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RT-%1%." style:num-prefix="RT-"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M%1%." style:num-prefix="M"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language="en" fo:country="US"/>
    </style:style>
    <style:style style:name="MP2" style:family="paragraph" style:parent-style-name="Heading_20_3">
      <style:text-properties style:font-name="Verdana" fo:font-size="8.5pt" fo:language="en" fo:country="US" style:font-name-asian="Verdana3" style:font-size-asian="8.5pt" style:font-name-complex="Verdana3" style:font-size-complex="8.5pt"/>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language="en" fo:country="US"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language="en" fo:country="US"/>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language="en" fo:country="US"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MT1" style:family="text">
      <style:text-properties style:font-name="Verdana" fo:font-size="8.5pt" fo:font-weight="bold" style:font-name-asian="Verdana3" style:font-size-asian="8.5pt" style:font-weight-asian="bold" style:font-name-complex="Verdana3" style:font-size-complex="8.5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mplate for the research proposal, v.1.0<text:line-break/>VU Research Proposal Writing course (X_405023)</text:span></text:p>
        <text:p text:style-name="MP2"/>
        <text:p text:style-name="MP3"/>
      </style:header>
      <style:footer>
        <text:p text:style-name="MP4"><text:page-number text:select-page="current">5</text:page-number></text:p>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1T21:37:00.670534952</dc:date>
    <meta:editing-duration>P1DT16H50M55S</meta:editing-duration>
    <meta:editing-cycles>57</meta:editing-cycles>
    <meta:generator>LibreOffice/7.5.8.2$Linux_X86_64 LibreOffice_project/50$Build-2</meta:generator>
    <meta:document-statistic meta:table-count="13" meta:image-count="0" meta:object-count="0" meta:page-count="5" meta:paragraph-count="138" meta:word-count="2086" meta:character-count="13998" meta:non-whitespace-character-count="12027"/>
  </office:meta>
</office:document-meta>
</file>